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BC00000028D490216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409in"/>
    </style:style>
    <style:style style:name="co2" style:family="table-column">
      <style:table-column-properties fo:break-before="auto" style:column-width="1.0244in"/>
    </style:style>
    <style:style style:name="co3" style:family="table-column">
      <style:table-column-properties fo:break-before="auto" style:column-width="0.6984in"/>
    </style:style>
    <style:style style:name="co4" style:family="table-column">
      <style:table-column-properties fo:break-before="auto" style:column-width="0.5945in"/>
    </style:style>
    <style:style style:name="co5" style:family="table-column">
      <style:table-column-properties fo:break-before="auto" style:column-width="0.572in"/>
    </style:style>
    <style:style style:name="co6" style:family="table-column">
      <style:table-column-properties fo:break-before="auto" style:column-width="0.3634in"/>
    </style:style>
    <style:style style:name="co7" style:family="table-column">
      <style:table-column-properties fo:break-before="auto" style:column-width="0.4516in"/>
    </style:style>
    <style:style style:name="co8" style:family="table-column">
      <style:table-column-properties fo:break-before="auto" style:column-width="0.2752in"/>
    </style:style>
    <style:style style:name="co9" style:family="table-column">
      <style:table-column-properties fo:break-before="auto" style:column-width="0.2091in"/>
    </style:style>
    <style:style style:name="co10" style:family="table-column">
      <style:table-column-properties fo:break-before="auto" style:column-width="0.0402in"/>
    </style:style>
    <style:style style:name="co11" style:family="table-column">
      <style:table-column-properties fo:break-before="auto" style:column-width="0.7047in"/>
    </style:style>
    <style:style style:name="co12" style:family="table-column">
      <style:table-column-properties fo:break-before="auto" style:column-width="0.8925in"/>
    </style:style>
    <style:style style:name="ro1" style:family="table-row">
      <style:table-row-properties style:row-height="0.3118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1.1252in" fo:break-before="auto" style:use-optimal-row-height="false"/>
    </style:style>
    <style:style style:name="ro5" style:family="table-row">
      <style:table-row-properties style:row-height="0.3311in" fo:break-before="auto" style:use-optimal-row-height="true"/>
    </style:style>
    <style:style style:name="ta1" style:family="table" style:master-page-name="PageStyle_5f_GanttChart">
      <style:table-properties table:display="true" style:writing-mode="lr-tb"/>
    </style:style>
    <number:number-style style:name="N1">
      <number:number number:decimal-places="0" number:min-integer-digits="1"/>
    </number:number-style>
    <number:text-style style:name="N100">
      <number:text-content/>
    </number:text-style>
    <style:style style:name="ce1"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in" style:writing-mode="page"/>
      <style:text-properties fo:color="#003366" style:text-outline="false" style:text-line-through-style="none" style:font-name="Trebuchet M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style:diagonal-bl-tr="none" style:diagonal-tl-br="none" fo:background-color="transparent" fo:border="none"/>
    </style:style>
    <style:style style:name="ce3" style:family="table-cell" style:parent-style-name="Default">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4" style:family="table-cell" style:parent-style-name="Default">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order-bottom="0.0346in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6" style:family="table-cell" style:parent-style-name="Default" style:data-style-name="N10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 style:family="table-cell" style:parent-style-name="Default" style:data-style-name="N100">
      <style:table-cell-properties style:glyph-orientation-vertical="0" fo:border-bottom="0.0138in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start"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 style:family="table-cell" style:parent-style-name="Default" style:data-style-name="N100">
      <style:table-cell-properties style:glyph-orientation-vertical="0" fo:border-bottom="0.0138in solid #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start"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in" style:writing-mode="page"/>
      <style:text-properties fo:color="#800000" style:text-outline="false" style:text-line-through-style="none" style:font-name="Trebuchet MS"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style>
    <style:style style:name="ce11"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2" style:family="table-cell" style:parent-style-name="Default">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 style:family="table-cell" style:parent-style-name="Default">
      <style:table-cell-properties style:glyph-orientation-vertical="0" fo:border-bottom="0.0138in solid #eaeaea" fo:background-color="#eaeaea" style:diagonal-bl-tr="none" style:diagonal-tl-br="none" style:text-align-source="value-type" style:repeat-content="false" fo:wrap-option="wrap" fo:border-left="none" style:direction="ltr" fo:border-right="none" style:rotation-angle="0" style:rotation-align="none" style:shrink-to-fit="false" fo:border-top="0.0138in solid #eaeaea" style:vertical-align="automatic"/>
      <style:paragraph-properties fo:margin-left="0in" style:writing-mode="page"/>
      <style:text-properties style:use-window-font-color="true" style:text-outline="false" style:text-line-through-styl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 style:family="table-cell" style:parent-style-name="Default">
      <style:table-cell-properties style:glyph-orientation-vertical="0" fo:border-bottom="0.0138in solid #eaeaea"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eaeaea" style:vertical-align="automatic"/>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 style:family="table-cell" style:parent-style-name="Default" style:data-style-name="N5116">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data-style-name="N5116">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9" style:family="table-cell" style:parent-style-name="Default">
      <style:table-cell-properties fo:border-bottom="0.0138in solid #eaeaea" fo:background-color="#eaeaea" style:diagonal-bl-tr="none" style:diagonal-tl-br="none" fo:border-left="none" fo:border-right="none" fo:border-top="0.0138in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 style:family="table-cell" style:parent-style-name="Default">
      <style:table-cell-properties fo:border-bottom="0.0138in solid #eaeaea" style:diagonal-bl-tr="none" style:diagonal-tl-br="none" fo:background-color="transparent" fo:border-left="none" fo:border-right="none" fo:border-top="0.0138in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 style:family="table-cell" style:parent-style-name="Default" style:data-style-name="N160">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3" style:family="table-cell" style:parent-style-name="Default" style:data-style-name="N145">
      <style:table-cell-properties style:glyph-orientation-vertical="0" fo:border-bottom="0.0138in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 style:family="table-cell" style:parent-style-name="Default" style:data-style-name="N145">
      <style:table-cell-properties style:glyph-orientation-vertical="0" fo:border-bottom="0.0138in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 style:family="table-cell" style:parent-style-name="Default" style:data-style-name="N5116">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style>
    <style:style style:name="ce28" style:family="table-cell" style:parent-style-name="Default" style:data-style-name="N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 style:family="table-cell" style:parent-style-name="Default" style:data-style-name="N145">
      <style:table-cell-properties style:glyph-orientation-vertical="0" fo:border-bottom="0.0138in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 style:family="table-cell" style:parent-style-name="Default" style:data-style-name="N145">
      <style:table-cell-properties style:glyph-orientation-vertical="0" fo:border-bottom="0.0138in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1" style:family="table-cell" style:parent-style-name="Default" style:data-style-name="N5116">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glyph-orientation-vertical="0" fo:border-bottom="0.0346in solid #000000" style:diagonal-bl-tr="none" style:diagonal-tl-br="none" style:text-align-source="fix" style:repeat-content="false" fo:wrap-option="wrap" fo:border-left="none" style:direction="ltr" fo:border-right="none" style:rotation-angle="90" style:rotation-align="none" style:shrink-to-fit="false" fo:border-top="none" style:vertical-align="automatic"/>
      <style:paragraph-properties fo:text-align="center" fo:margin-left="0in" style:writing-mode="page"/>
    </style:style>
    <style:style style:name="ce33" style:family="table-cell" style:parent-style-name="Default" style:data-style-name="N1">
      <style:table-cell-properties style:glyph-orientation-vertical="0" fo:border-bottom="0.0138in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4" style:family="table-cell" style:parent-style-name="Default" style:data-style-name="N1">
      <style:table-cell-properties style:glyph-orientation-vertical="0" fo:border-bottom="0.0138in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5"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90" style:rotation-align="none" style:shrink-to-fit="false" fo:border-top="none" style:vertical-align="automatic"/>
      <style:paragraph-properties fo:text-align="center" fo:margin-left="0in" style:writing-mode="page"/>
    </style:style>
    <style:style style:name="ce36" style:family="table-cell" style:parent-style-name="Excel_5f_BuiltIn_5f_Percent">
      <style:table-cell-properties style:glyph-orientation-vertical="0" fo:border-bottom="0.0138in solid #eaeaea" fo:background-color="#99ff9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7" style:family="table-cell" style:parent-style-name="Excel_5f_BuiltIn_5f_Percent">
      <style:table-cell-properties style:glyph-orientation-vertical="0" fo:border-bottom="0.0138in solid #eaeaea" fo:background-color="#ccff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8" style:family="table-cell" style:parent-style-name="Default">
      <style:table-cell-properties fo:background-color="#eaeaea"/>
      <style:text-properties style:use-window-font-color="true" style:text-outline="false" style:text-line-through-style="none" style:font-name="Trebuchet MS"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39" style:family="table-cell" style:parent-style-name="Default" style:data-style-name="N1">
      <style:table-cell-properties style:glyph-orientation-vertical="0" fo:border-bottom="0.0138in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0" style:family="table-cell" style:parent-style-name="Default" style:data-style-name="N1">
      <style:table-cell-properties style:glyph-orientation-vertical="0" fo:border-bottom="0.0138in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1" style:family="table-cell" style:parent-style-name="Excel_5f_BuiltIn_5f_Percent" style:data-style-name="N1">
      <style:table-cell-properties style:glyph-orientation-vertical="0" fo:border-bottom="0.0138in solid #eaeaea" fo:background-color="#eaeae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 style:family="table-cell" style:parent-style-name="Excel_5f_BuiltIn_5f_Percent" style:data-style-name="N1">
      <style:table-cell-properties style:glyph-orientation-vertical="0" fo:border-bottom="0.0138in solid #eaeaea"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3" style:family="table-cell" style:parent-style-name="Default">
      <style:table-cell-properties style:glyph-orientation-vertical="0" fo:background-color="#eaeaea"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5"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fo:color="#c0c0c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6"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fo:color="#0000ff" style:text-outline="false" style:text-line-through-style="none" style:font-name="Arial1" fo:font-size="8pt" fo:font-style="normal" fo:text-shadow="none" style:text-underline-style="solid" style:text-underline-width="auto" style:text-underline-color="font-color" fo:font-weight="normal" style:font-size-asian="8pt" style:font-style-asian="normal" style:font-weight-asian="normal" style:font-name-complex="Arial1" style:font-size-complex="8pt" style:font-style-complex="normal" style:font-weight-complex="normal"/>
    </style:style>
    <style:style style:name="ce4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48" style:family="table-cell" style:parent-style-name="Default">
      <style:table-cell-properties style:glyph-orientation-vertical="0" fo:border-bottom="0.0346in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style>
    <style:style style:name="ce49" style:family="table-cell" style:parent-style-name="Default">
      <style:table-cell-properties fo:border-bottom="0.0138in solid #eaeaea" fo:background-color="#eaeaea" style:diagonal-bl-tr="none" style:diagonal-tl-br="none"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0" style:family="table-cell" style:parent-style-name="Default">
      <style:table-cell-properties fo:border-bottom="0.0138in solid #eaeaea" style:diagonal-bl-tr="none" style:diagonal-tl-br="none" fo:background-color="transparent"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1" style:family="table-cell" style:parent-style-name="Default" style:data-style-name="N5116">
      <style:table-cell-properties fo:background-color="transparent"/>
      <style:text-properties fo:color="#ffffff"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52" style:family="table-cell" style:parent-style-name="Default" style:data-style-name="N161">
      <style:table-cell-properties style:glyph-orientation-vertical="0" fo:border-bottom="0.0346in solid #000000" style:diagonal-bl-tr="none" style:diagonal-tl-br="none" style:text-align-source="fix" style:repeat-content="false" fo:wrap-option="no-wrap" fo:border-left="0.0138in solid #c0c0c0" style:direction="ltr" fo:border-right="0.0138in solid #c0c0c0" style:rotation-angle="9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3" style:family="table-cell" style:parent-style-name="Default">
      <style:table-cell-properties fo:border-bottom="0.0138in solid #eaeaea" fo:background-color="#eaeaea" style:diagonal-bl-tr="none" style:diagonal-tl-br="none"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2_5f_1" style:base-cell-address="GanttChart.L11"/>
      <style:map style:condition="is-true-formula(AND([GanttChart.L$8]&gt;=[GanttChart.$D11];[GanttChart.L$8]&lt;[GanttChart.$D11]+[GanttChart.$I11]))" style:apply-style-name="Excel_5f_CondFormat_5f_1_5f_2_5f_2" style:base-cell-address="GanttChart.L11"/>
      <style:map style:condition="is-true-formula(AND([GanttChart.L$8]&gt;=[GanttChart.$D11];[GanttChart.L$8]&lt;=[GanttChart.$D11]+[GanttChart.$F11]-1))" style:apply-style-name="Excel_5f_CondFormat_5f_1_5f_2_5f_3" style:base-cell-address="GanttChart.L11"/>
    </style:style>
    <style:style style:name="ce54" style:family="table-cell" style:parent-style-name="Default">
      <style:table-cell-properties fo:border-bottom="0.0138in solid #eaeaea" style:diagonal-bl-tr="none" style:diagonal-tl-br="none" fo:background-color="transparent"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12"/>
      <style:map style:condition="is-true-formula(AND([GanttChart.L$8]&gt;=[GanttChart.$D12];[GanttChart.L$8]&lt;[GanttChart.$D12]+[GanttChart.$I12]))" style:apply-style-name="Excel_5f_CondFormat_5f_1_5f_1_5f_2" style:base-cell-address="GanttChart.L12"/>
      <style:map style:condition="is-true-formula(AND([GanttChart.L$8]&gt;=[GanttChart.$D12];[GanttChart.L$8]&lt;=[GanttChart.$D12]+[GanttChart.$F12]-1))" style:apply-style-name="Excel_5f_CondFormat_5f_1_5f_1_5f_3" style:base-cell-address="GanttChart.L12"/>
    </style:style>
    <style:style style:name="ce55" style:family="table-cell" style:parent-style-name="Default" style:data-style-name="N5116">
      <style:table-cell-properties fo:background-color="transparent"/>
      <style:text-properties fo:color="#ffffff"/>
    </style:style>
    <style:style style:name="ce56" style:family="table-cell" style:parent-style-name="Default" style:data-style-name="N161">
      <style:table-cell-properties style:glyph-orientation-vertical="0" fo:border-bottom="0.0346in solid #000000" style:diagonal-bl-tr="none" style:diagonal-tl-br="none" style:text-align-source="fix" style:repeat-content="false" fo:wrap-option="no-wrap" fo:border-left="none" style:direction="ltr" fo:border-right="none" style:rotation-angle="90" style:rotation-align="none" style:shrink-to-fit="false" fo:border-top="none" style:vertical-align="middle"/>
      <style:paragraph-properties fo:text-align="center" fo:margin-left="0in" style:writing-mode="page"/>
    </style:style>
    <style:style style:name="ce57" style:family="table-cell" style:parent-style-name="Default" style:data-style-name="N161">
      <style:table-cell-properties style:glyph-orientation-vertical="0" fo:border-bottom="0.0346in solid #000000" style:diagonal-bl-tr="none" style:diagonal-tl-br="none" style:text-align-source="fix" style:repeat-content="false" fo:wrap-option="no-wrap" fo:border-left="none" style:direction="ltr" fo:border-right="0.0138in solid #c0c0c0" style:rotation-angle="90" style:rotation-align="none" style:shrink-to-fit="false" fo:border-top="none" style:vertical-align="middle"/>
      <style:paragraph-properties fo:text-align="center" fo:margin-left="0in" style:writing-mode="page"/>
    </style:style>
    <style:style style:name="ce58"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style>
    <style:style style:name="gr1" style:family="graphic">
      <style:graphic-properties draw:stroke="none" draw:fill="none" draw:fill-color="#ffffff" draw:textarea-horizontal-align="justify" draw:textarea-vertical-align="top" draw:auto-grow-height="false" fo:padding-top="0.0512in" fo:padding-bottom="0.0512in" fo:padding-left="0.0984in" fo:padding-right="0.0984in" fo:wrap-option="wrap" draw:shadow="hidden" draw:color-mode="standard" draw:luminance="0%" draw:contrast="0%" draw:gamma="100%" draw:red="0%" draw:green="0%" draw:blue="0%" fo:clip="rect(0in, 0in, 0in, 0in)" draw:image-opacity="100%" style:mirror="none"/>
    </style:style>
    <style:style style:name="gr2" style:family="graphic">
      <style:graphic-properties fo:border="none #000000"/>
    </style:style>
    <style:style style:name="gr3" style:family="graphic">
      <style:graphic-properties draw:stroke="solid" svg:stroke-width="0.0102in" svg:stroke-color="#000000" draw:stroke-linejoin="miter" draw:fill="solid" draw:fill-color="#eaeaea" draw:textarea-horizontal-align="justify" draw:textarea-vertical-align="top" draw:auto-grow-height="false" fo:padding-top="0.022in" fo:padding-bottom="0.022in" fo:padding-left="0.022in" fo:padding-right="0.022in" fo:wrap-option="wrap" draw:shadow="hidden"/>
    </style:style>
    <style:style style:name="gr4" style:family="graphic">
      <style:graphic-properties draw:stroke="solid" svg:stroke-width="0.0102in" svg:stroke-color="#000000" draw:marker-start="Arrowheads_20_1" draw:marker-start-width="0.0787in" draw:marker-start-center="false" draw:stroke-linejoin="miter" draw:fill="solid" draw:fill-color="#ffffe1" draw:textarea-horizontal-align="justify" draw:textarea-vertical-align="top" draw:auto-grow-height="false" draw:auto-grow-width="false" fo:padding-top="0.022in" fo:padding-bottom="0.022in" fo:padding-left="0.022in" fo:padding-right="0.022in" fo:wrap-option="wrap" draw:shadow="hidden" draw:shadow-offset-x="0.0394in" draw:shadow-offset-y="0.0394in" draw:shadow-color="#000000" draw:caption-escape-direction="auto"/>
    </style:style>
    <style:style style:name="ta_extref" style:family="table">
      <style:table-properties table:display="false"/>
    </style:style>
    <style:style style:name="P1" style:family="paragraph">
      <style:paragraph-properties fo:text-align="center" style:writing-mode="lr-tb"/>
      <style:text-properties fo:font-size="24pt"/>
    </style:style>
    <style:style style:name="P2" style:family="paragraph"/>
    <style:style style:name="P3" style:family="paragraph">
      <style:paragraph-properties fo:text-align="start" style:text-autospace="none" style:line-break="normal" style:writing-mode="page"/>
      <style:text-properties fo:hyphenate="false"/>
    </style:style>
    <style:style style:name="P4" style:family="paragraph">
      <style:paragraph-properties fo:text-align="start"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3" style:family="text">
      <style:text-properties fo:color="#008000"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4" style:family="text">
      <style:text-properties style:use-window-font-color="true" style:text-outline="false" style:text-line-through-style="none" style:text-position="0% 100%"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T5" style:family="text">
      <style:text-properties style:use-window-font-color="true" style:text-outline="false" style:text-line-through-style="none" style:text-position="0% 100%"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T6" style:family="text">
      <style:text-properties fo:color="#ff0000"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7" style:family="text">
      <style:text-properties fo:color="#00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8" style:family="text">
      <style:text-properties fo:color="#ff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9"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0" style:family="text">
      <style:text-properties fo:color="#000000" style:text-outline="false" style:text-line-through-style="none" style:text-position="0% 100%" style:font-name="Arial1" fo:font-size="8pt" fo:language="en" fo:country="US" fo:font-style="normal" fo:text-shadow="none" style:text-underline-style="solid" style:text-underline-width="auto" style:text-underline-color="font-color"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1" style:family="text">
      <style:text-properties fo:color="#000000" style:text-outline="false" style:text-line-through-style="none" style:text-position="0% 100%" style:font-name="Arial1" fo:font-size="8pt" fo:language="en" fo:country="US" fo:font-style="normal"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text-position="0% 100%" style:font-name="Arial1" fo:font-size="8pt" fo:language="en" fo:country="US" fo:font-style="normal" fo:text-shadow="none" style:text-underline-style="none"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3" style:family="text">
      <style:text-properties fo:color="#ff0000" style:text-outline="false" style:text-line-through-style="none" style:text-position="0% 100%" style:font-name="Arial1" fo:font-size="8pt" fo:language="en" fo:country="US" fo:font-style="normal" fo:text-shadow="none" style:text-underline-style="none"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4" style:family="text">
      <style:text-properties fo:color="#000000" style:text-outline="false" style:text-line-through-style="none" style:text-position="0% 100%" style:font-name="Arial1" fo:font-size="8pt" fo:language="en" fo:country="US" fo:font-style="italic"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italic" style:font-weight-asian="normal" style:font-name-complex="Arial1" style:font-size-complex="8pt" style:language-complex="zxx" style:country-complex="none" style:font-style-complex="italic" style:font-weight-complex="normal" style:text-emphasize="none" style:font-relief="none" style:text-overline-style="none" style:text-overline-color="font-color"/>
    </style:style>
    <style:style style:name="T15" style:family="text">
      <style:text-properties fo:color="#0000ff" style:text-outline="false" style:text-line-through-style="none" style:font-name="Arial1" fo:font-size="8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GanttChart" table:style-name="ta1" table:print-ranges="GanttChart.A3:GanttChart.IO27">
        <office:forms form:automatic-focus="false" form:apply-design-mode="false">
          <form:form form:name="WW-Standard"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value-range form:name="ScrollBar" form:control-implementation="ooo:com.sun.star.form.component.ScrollBar" form:id="control1" form:printable="false" form:value="0" form:linked-cell="GanttChart.K1" form:page-step-size="4" form:delay-for-repeat="PT0.50S" form:min-value="0" form:max-value="10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form>
        </office:forms>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3" table:default-cell-style-name="Default"/>
        <table:table-column table:style-name="co9" table:default-cell-style-name="Default"/>
        <table:table-column table:style-name="co10" table:number-columns-repeated="216" table:default-cell-style-name="Default"/>
        <table:table-column table:style-name="co10" table:number-columns-repeated="23" table:default-cell-style-name="ce2"/>
        <table:table-column table:style-name="co11" table:number-columns-repeated="6" table:default-cell-style-name="ce2"/>
        <table:table-row table:style-name="ro1">
          <table:table-cell table:style-name="ce1" office:value-type="string">
            <text:p>Gantt Chart</text:p>
          </table:table-cell>
          <table:table-cell table:style-name="ce9" table:number-columns-repeated="6"/>
          <table:table-cell table:style-name="ce38" table:number-columns-repeated="2"/>
          <table:table-cell table:style-name="ce43" office:value-type="string">
            <office:annotation draw:style-name="gr4" draw:text-style-name="P4" svg:width="5.1669in" svg:height="5.8984in" svg:x="5.0161in" svg:y="0.0169in" draw:caption-point-x="-0.1685in" draw:caption-point-y="-0.013in">
              <dc:creator>JWW</dc:creator>
              <dc:date>2009-03-02T00:00:00</dc:date>
              <text:p text:style-name="P4"><text:span text:style-name="T10">Limited Use Policy</text:span></text:p>
              <text:p text:style-name="P4"><text:span text:style-name="T11">You may download this template ("Software") free of charge, make archival copies, and customize the Software for </text:span><text:span text:style-name="T12">personal use only</text:span><text:span text:style-name="T11">. This Software or any document including or derived from this Software </text:span><text:span text:style-name="T13">may NOT be sold, distributed, or placed on a public server such as the internet</text:span><text:span text:style-name="T11"> without the express written permission of Vertex42 LLC.</text:span></text:p>
              <text:p text:style-name="P4"><text:span text:style-name="T11"/></text:p>
              <text:p text:style-name="P4"><text:span text:style-name="T12">You may not remove or alter any logo, trademark, copyright, hyperlinks, disclaimers, terms of use, or other proprietary notices</text:span><text:span text:style-name="T11"> within the Software.</text:span></text:p>
              <text:p text:style-name="P4"><text:span text:style-name="T11"/></text:p>
              <text:p text:style-name="P4"><text:span text:style-name="T11">We define </text:span><text:span text:style-name="T12">"Personal use"</text:span><text:span text:style-name="T11"> as </text:span><text:span text:style-name="T13">Non-Commercial</text:span><text:span text:style-name="T11"> use by you, your family, or by your close personal friends, on a computer not owned by a business or commercial entity.</text:span></text:p>
              <text:p text:style-name="P4"><text:span text:style-name="T11"/></text:p>
              <text:p text:style-name="P4"><text:span text:style-name="T11">We define </text:span><text:span text:style-name="T12">"Commercial use"</text:span><text:span text:style-name="T11"> as any use in which a corporation or business or commercial entity derives or attempts to derive monetary gain and benefit, either directly or indirectly, from the use of the Software. This includes Government and Military entities, corporations, LLCs, sole-proprietorships, home-based businesses, and internet-based businesses.</text:span></text:p>
              <text:p text:style-name="P4"><text:span text:style-name="T11"/></text:p>
              <text:p text:style-name="P4"><text:span text:style-name="T10"/></text:p>
              <text:p text:style-name="P4"><text:span text:style-name="T10">No Warranties</text:span></text:p>
              <text:p text:style-name="P4"><text:span text:style-name="T11">THE SOFTWARE AND ANY RELATED DOCUMENTATION ARE PROVIDED TO YOU "AS IS." VERTEX42, LLC MAKES NO WARRANTIES, EXPRESS OR IMPLIED, AND EXPRESSLY DISCLAIMS ALL REPRESENTATIONS, ORAL OR WRITTEN, TERMS, CONDITIONS, AND WARRANTIES, INCLUDING BUT NOT LIMITED TO, IMPLIED WARRANTIES OF MERCHANTABILITY, FITNESS FOR A PARTICULAR PURPOSE, AND NONINFRINGEMENT. WITHOUT LIMITING THE ABOVE YOU ACCEPT THAT THE SOFTWARE MAY NOT MEET YOUR REQUIREMENTS, OPERATE ERROR FREE, OR IDENTIFY ANY OR ALL ERRORS OR PROBLEMS, OR DO SO ACCURATELY. This Agreement does not affect any statutory rights you may have as a consumer.</text:span></text:p>
              <text:p text:style-name="P4"><text:span text:style-name="T11"/></text:p>
              <text:p text:style-name="P4"><text:span text:style-name="T10">Limitation of Liability</text:span></text:p>
              <text:p text:style-name="P4"><text:span text:style-name="T11">IN NO EVENT SHALL VERTEX42, LLC BE LIABLE TO YOU, FOR ANY DAMAGES, INCLUDING ANY LOST PROFITS, LOST SAVINGS, OR ANY OTHER DIRECT, INDIRECT, SPECIAL, INCIDENTAL, OR CONSEQUENTIAL DAMAGES ARISING FROM THE USE OR THE INABILITY TO USE THE SOFTWARE (EVEN IF WE OR AN AUTHORIZED DEALER OR DISTRIBUTOR HAS BEEN ADVISED OF THE POSSIBILITY OF THESE DAMAGES), OR ANY MISTAKES AND NEGLIGENCE IN DEVELOPING THIS SOFTWARE, OR FOR ANY CLAIM BY ANY OTHER PARTY. THE ORGANIZATION, BUSINESS, OR PERSON USING THIS SOFTWARE BEARS ALL RISKS AND RESPONSIBILITY FOR THE QUALITY AND PERFORMANCE OF THIS SOFTWARE.</text:span></text:p>
              <text:p text:style-name="P4"><text:span text:style-name="T11"/></text:p>
              <text:p text:style-name="P4"><text:span text:style-name="T11">Somes states do not allow the limitation or exclusion of liability for incidental or consequential damages, so the above limitation may not apply to you.</text:span></text:p>
              <text:p text:style-name="P4"><text:span text:style-name="T11"/></text:p>
              <text:p text:style-name="P4"><text:span text:style-name="T11"/></text:p>
            </office:annotation>
            <text:p>© 2008 Vertex42 LLC</text:p>
          </table:table-cell>
          <table:table-cell table:style-name="ce45" office:value-type="float" office:value="0">
            <text:p>0</text:p>
          </table:table-cell>
          <table:table-cell table:number-columns-repeated="11"/>
          <table:table-cell>
            <draw:frame table:end-cell-address="GanttChart.BQ2" table:end-x="0.0169in" table:end-y="0.0008in" draw:z-index="3" draw:name="vertex42_logo_40px" draw:style-name="gr1" draw:text-style-name="P1" svg:width="1.8469in" svg:height="0.3008in" svg:x="0.0157in" svg:y="0.0106in">
              <draw:image xlink:href="Pictures/10000200000000BC00000028D4902161.png" xlink:type="simple" xlink:show="embed" xlink:actuate="onLoad">
                <text:p/>
              </draw:image>
            </draw:frame>
          </table:table-cell>
          <table:table-cell table:number-columns-repeated="204"/>
          <table:table-cell table:style-name="Default" table:number-columns-repeated="22"/>
          <table:table-cell table:number-columns-repeated="7"/>
        </table:table-row>
        <table:table-row table:style-name="ro2">
          <table:table-cell table:number-columns-repeated="10"/>
          <table:table-cell table:style-name="ce46" office:value-type="string">
            <text:p><text:span text:style-name="T15"><text:a xlink:href="http://www.vertex42.com/ExcelTemplates/excel-gantt-chart.html">Download Professional Version for Excel</text:a></text:span></text:p>
          </table:table-cell>
          <table:table-cell table:number-columns-repeated="245"/>
        </table:table-row>
        <table:table-row table:style-name="ro3">
          <table:table-cell table:style-name="ce3" office:value-type="string">
            <text:p>[Project Name]</text:p>
          </table:table-cell>
          <table:table-cell table:number-columns-repeated="255"/>
        </table:table-row>
        <table:table-row table:style-name="ro2">
          <table:table-cell table:style-name="Default" office:value-type="string">
            <text:p>[Company Name]</text:p>
          </table:table-cell>
          <table:table-cell table:number-columns-repeated="255"/>
        </table:table-row>
        <table:table-row table:style-name="ro2">
          <table:table-cell table:number-columns-repeated="256"/>
        </table:table-row>
        <table:table-row table:style-name="ro2">
          <table:table-cell/>
          <table:table-cell table:style-name="ce10" office:value-type="string">
            <text:p>Project Lead:</text:p>
          </table:table-cell>
          <table:table-cell table:style-name="ce15" office:value-type="string">
            <text:p>Mike LoVerme</text:p>
          </table:table-cell>
          <table:table-cell table:style-name="ce15"/>
          <table:table-cell table:style-name="ce25"/>
          <table:table-cell table:style-name="ce27" table:number-columns-repeated="2"/>
          <table:table-cell table:number-columns-repeated="249"/>
        </table:table-row>
        <table:table-row table:style-name="ro2">
          <table:table-cell/>
          <table:table-cell table:style-name="ce10" office:value-type="string">
            <text:p>Due Date:</text:p>
          </table:table-cell>
          <table:table-cell table:style-name="ce16" office:value-type="date" office:date-value="2010-05-05">
            <text:p>5/5/2010</text:p>
          </table:table-cell>
          <table:table-cell table:style-name="ce21" table:formula="of:=[.C7]" office:value-type="date" office:date-value="2010-05-05">
            <text:p>(Wed)</text:p>
          </table:table-cell>
          <table:table-cell table:style-name="ce26" office:value-type="string">
            <text:p>(vertical red line)</text:p>
          </table:table-cell>
          <table:table-cell table:style-name="ce27" table:number-columns-repeated="2"/>
          <table:table-cell table:number-columns-repeated="34"/>
          <table:table-cell>
            <draw:control table:end-cell-address="GanttChart.ED9" table:end-x="0.0122in" table:end-y="0.0114in" draw:z-index="0" draw:style-name="gr2" draw:text-style-name="P2" svg:width="3.6921in" svg:height="0.2035in" svg:x="0.0118in" svg:y="0.1634in" draw:control="control1"/>
          </table:table-cell>
          <table:table-cell table:number-columns-repeated="214"/>
        </table:table-row>
        <table:table-row table:style-name="ro2">
          <table:table-cell table:style-name="ce4" office:value-type="string">
            <text:p>[42]</text:p>
          </table:table-cell>
          <table:table-cell table:style-name="ce10" office:value-type="string">
            <text:p>Start Date:</text:p>
          </table:table-cell>
          <table:table-cell table:style-name="ce17" office:value-type="date" office:date-value="2010-01-19">
            <text:p>1/19/2010</text:p>
          </table:table-cell>
          <table:table-cell table:style-name="ce21" table:formula="of:=[.C8]" office:value-type="date" office:date-value="2010-01-19">
            <text:p>(Tue)</text:p>
          </table:table-cell>
          <table:table-cell table:style-name="ce27"/>
          <table:table-cell table:style-name="ce31"/>
          <table:table-cell table:style-name="ce27"/>
          <table:table-cell/>
          <table:table-cell table:style-name="ce27"/>
          <table:table-cell table:style-name="ce44" office:value-type="string">
            <text:p>First Day of Week (Sun=1):</text:p>
          </table:table-cell>
          <table:table-cell table:style-name="ce47" office:value-type="float" office:value="2">
            <text:p>2</text:p>
          </table:table-cell>
          <table:table-cell table:style-name="ce51" table:formula="of:=([.C8]-WEEKDAY([.C8];1)+[.K8])+7*[.K1]" office:value-type="date" office:date-value="2010-01-18">
            <text:p>1/18/2010</text:p>
          </table:table-cell>
          <table:table-cell table:style-name="ce55" table:formula="of:=[.L8]+1" office:value-type="date" office:date-value="2010-01-19">
            <text:p>1/19/2010</text:p>
          </table:table-cell>
          <table:table-cell table:style-name="ce55" table:formula="of:=[.M8]+1" office:value-type="date" office:date-value="2010-01-20">
            <text:p>1/20/2010</text:p>
          </table:table-cell>
          <table:table-cell table:style-name="ce55" table:formula="of:=[.N8]+1" office:value-type="date" office:date-value="2010-01-21">
            <text:p>1/21/2010</text:p>
          </table:table-cell>
          <table:table-cell table:style-name="ce55" table:formula="of:=[.O8]+1" office:value-type="date" office:date-value="2010-01-22">
            <text:p>1/22/2010</text:p>
          </table:table-cell>
          <table:table-cell table:style-name="ce55" table:formula="of:=[.P8]+1" office:value-type="date" office:date-value="2010-01-23">
            <text:p>1/23/2010</text:p>
          </table:table-cell>
          <table:table-cell table:style-name="ce55" table:formula="of:=[.Q8]+1" office:value-type="date" office:date-value="2010-01-24">
            <text:p>1/24/2010</text:p>
          </table:table-cell>
          <table:table-cell table:style-name="ce55" table:formula="of:=[.R8]+1" office:value-type="date" office:date-value="2010-01-25">
            <text:p>1/25/2010</text:p>
          </table:table-cell>
          <table:table-cell table:style-name="ce55" table:formula="of:=[.S8]+1" office:value-type="date" office:date-value="2010-01-26">
            <text:p>1/26/2010</text:p>
          </table:table-cell>
          <table:table-cell table:style-name="ce55" table:formula="of:=[.T8]+1" office:value-type="date" office:date-value="2010-01-27">
            <text:p>1/27/2010</text:p>
          </table:table-cell>
          <table:table-cell table:style-name="ce55" table:formula="of:=[.U8]+1" office:value-type="date" office:date-value="2010-01-28">
            <text:p>1/28/2010</text:p>
          </table:table-cell>
          <table:table-cell table:style-name="ce55" table:formula="of:=[.V8]+1" office:value-type="date" office:date-value="2010-01-29">
            <text:p>1/29/2010</text:p>
          </table:table-cell>
          <table:table-cell table:style-name="ce55" table:formula="of:=[.W8]+1" office:value-type="date" office:date-value="2010-01-30">
            <text:p>1/30/2010</text:p>
          </table:table-cell>
          <table:table-cell table:style-name="ce55" table:formula="of:=[.X8]+1" office:value-type="date" office:date-value="2010-01-31">
            <text:p>1/31/2010</text:p>
          </table:table-cell>
          <table:table-cell table:style-name="ce55" table:formula="of:=[.Y8]+1" office:value-type="date" office:date-value="2010-02-01">
            <text:p>2/1/2010</text:p>
          </table:table-cell>
          <table:table-cell table:style-name="ce55" table:formula="of:=[.Z8]+1" office:value-type="date" office:date-value="2010-02-02">
            <text:p>2/2/2010</text:p>
          </table:table-cell>
          <table:table-cell table:style-name="ce55" table:formula="of:=[.AA8]+1" office:value-type="date" office:date-value="2010-02-03">
            <text:p>2/3/2010</text:p>
          </table:table-cell>
          <table:table-cell table:style-name="ce55" table:formula="of:=[.AB8]+1" office:value-type="date" office:date-value="2010-02-04">
            <text:p>2/4/2010</text:p>
          </table:table-cell>
          <table:table-cell table:style-name="ce55" table:formula="of:=[.AC8]+1" office:value-type="date" office:date-value="2010-02-05">
            <text:p>2/5/2010</text:p>
          </table:table-cell>
          <table:table-cell table:style-name="ce55" table:formula="of:=[.AD8]+1" office:value-type="date" office:date-value="2010-02-06">
            <text:p>2/6/2010</text:p>
          </table:table-cell>
          <table:table-cell table:style-name="ce55" table:formula="of:=[.AE8]+1" office:value-type="date" office:date-value="2010-02-07">
            <text:p>2/7/2010</text:p>
          </table:table-cell>
          <table:table-cell table:style-name="ce55" table:formula="of:=[.AF8]+1" office:value-type="date" office:date-value="2010-02-08">
            <text:p>2/8/2010</text:p>
          </table:table-cell>
          <table:table-cell table:style-name="ce55" table:formula="of:=[.AG8]+1" office:value-type="date" office:date-value="2010-02-09">
            <text:p>2/9/2010</text:p>
          </table:table-cell>
          <table:table-cell table:style-name="ce55" table:formula="of:=[.AH8]+1" office:value-type="date" office:date-value="2010-02-10">
            <text:p>2/10/2010</text:p>
          </table:table-cell>
          <table:table-cell table:style-name="ce55" table:formula="of:=[.AI8]+1" office:value-type="date" office:date-value="2010-02-11">
            <text:p>2/11/2010</text:p>
          </table:table-cell>
          <table:table-cell table:style-name="ce55" table:formula="of:=[.AJ8]+1" office:value-type="date" office:date-value="2010-02-12">
            <text:p>2/12/2010</text:p>
          </table:table-cell>
          <table:table-cell table:style-name="ce55" table:formula="of:=[.AK8]+1" office:value-type="date" office:date-value="2010-02-13">
            <text:p>2/13/2010</text:p>
          </table:table-cell>
          <table:table-cell table:style-name="ce55" table:formula="of:=[.AL8]+1" office:value-type="date" office:date-value="2010-02-14">
            <text:p>2/14/2010</text:p>
          </table:table-cell>
          <table:table-cell table:style-name="ce55" table:formula="of:=[.AM8]+1" office:value-type="date" office:date-value="2010-02-15">
            <text:p>2/15/2010</text:p>
          </table:table-cell>
          <table:table-cell table:style-name="ce55" table:formula="of:=[.AN8]+1" office:value-type="date" office:date-value="2010-02-16">
            <text:p>2/16/2010</text:p>
          </table:table-cell>
          <table:table-cell table:style-name="ce55" table:formula="of:=[.AO8]+1" office:value-type="date" office:date-value="2010-02-17">
            <text:p>2/17/2010</text:p>
          </table:table-cell>
          <table:table-cell table:style-name="ce55" table:formula="of:=[.AP8]+1" office:value-type="date" office:date-value="2010-02-18">
            <text:p>2/18/2010</text:p>
          </table:table-cell>
          <table:table-cell table:style-name="ce55" table:formula="of:=[.AQ8]+1" office:value-type="date" office:date-value="2010-02-19">
            <text:p>2/19/2010</text:p>
          </table:table-cell>
          <table:table-cell table:style-name="ce55" table:formula="of:=[.AR8]+1" office:value-type="date" office:date-value="2010-02-20">
            <text:p>2/20/2010</text:p>
          </table:table-cell>
          <table:table-cell table:style-name="ce55" table:formula="of:=[.AS8]+1" office:value-type="date" office:date-value="2010-02-21">
            <text:p>2/21/2010</text:p>
          </table:table-cell>
          <table:table-cell table:style-name="ce55" table:formula="of:=[.AT8]+1" office:value-type="date" office:date-value="2010-02-22">
            <text:p>2/22/2010</text:p>
          </table:table-cell>
          <table:table-cell table:style-name="ce55" table:formula="of:=[.AU8]+1" office:value-type="date" office:date-value="2010-02-23">
            <text:p>2/23/2010</text:p>
          </table:table-cell>
          <table:table-cell table:style-name="ce55" table:formula="of:=[.AV8]+1" office:value-type="date" office:date-value="2010-02-24">
            <text:p>2/24/2010</text:p>
          </table:table-cell>
          <table:table-cell table:style-name="ce55" table:formula="of:=[.AW8]+1" office:value-type="date" office:date-value="2010-02-25">
            <text:p>2/25/2010</text:p>
          </table:table-cell>
          <table:table-cell table:style-name="ce55" table:formula="of:=[.AX8]+1" office:value-type="date" office:date-value="2010-02-26">
            <text:p>2/26/2010</text:p>
          </table:table-cell>
          <table:table-cell table:style-name="ce55" table:formula="of:=[.AY8]+1" office:value-type="date" office:date-value="2010-02-27">
            <text:p>2/27/2010</text:p>
          </table:table-cell>
          <table:table-cell table:style-name="ce55" table:formula="of:=[.AZ8]+1" office:value-type="date" office:date-value="2010-02-28">
            <text:p>2/28/2010</text:p>
          </table:table-cell>
          <table:table-cell table:style-name="ce55" table:formula="of:=[.BA8]+1" office:value-type="date" office:date-value="2010-03-01">
            <text:p>3/1/2010</text:p>
          </table:table-cell>
          <table:table-cell table:style-name="ce55" table:formula="of:=[.BB8]+1" office:value-type="date" office:date-value="2010-03-02">
            <text:p>3/2/2010</text:p>
          </table:table-cell>
          <table:table-cell table:style-name="ce55" table:formula="of:=[.BC8]+1" office:value-type="date" office:date-value="2010-03-03">
            <text:p>3/3/2010</text:p>
          </table:table-cell>
          <table:table-cell table:style-name="ce55" table:formula="of:=[.BD8]+1" office:value-type="date" office:date-value="2010-03-04">
            <text:p>3/4/2010</text:p>
          </table:table-cell>
          <table:table-cell table:style-name="ce55" table:formula="of:=[.BE8]+1" office:value-type="date" office:date-value="2010-03-05">
            <text:p>3/5/2010</text:p>
          </table:table-cell>
          <table:table-cell table:style-name="ce55" table:formula="of:=[.BF8]+1" office:value-type="date" office:date-value="2010-03-06">
            <text:p>3/6/2010</text:p>
          </table:table-cell>
          <table:table-cell table:style-name="ce55" table:formula="of:=[.BG8]+1" office:value-type="date" office:date-value="2010-03-07">
            <text:p>3/7/2010</text:p>
          </table:table-cell>
          <table:table-cell table:style-name="ce55" table:formula="of:=[.BH8]+1" office:value-type="date" office:date-value="2010-03-08">
            <text:p>3/8/2010</text:p>
          </table:table-cell>
          <table:table-cell table:style-name="ce55" table:formula="of:=[.BI8]+1" office:value-type="date" office:date-value="2010-03-09">
            <text:p>3/9/2010</text:p>
          </table:table-cell>
          <table:table-cell table:style-name="ce55" table:formula="of:=[.BJ8]+1" office:value-type="date" office:date-value="2010-03-10">
            <text:p>3/10/2010</text:p>
          </table:table-cell>
          <table:table-cell table:style-name="ce55" table:formula="of:=[.BK8]+1" office:value-type="date" office:date-value="2010-03-11">
            <text:p>3/11/2010</text:p>
          </table:table-cell>
          <table:table-cell table:style-name="ce55" table:formula="of:=[.BL8]+1" office:value-type="date" office:date-value="2010-03-12">
            <text:p>3/12/2010</text:p>
          </table:table-cell>
          <table:table-cell table:style-name="ce55" table:formula="of:=[.BM8]+1" office:value-type="date" office:date-value="2010-03-13">
            <text:p>3/13/2010</text:p>
          </table:table-cell>
          <table:table-cell table:style-name="ce55" table:formula="of:=[.BN8]+1" office:value-type="date" office:date-value="2010-03-14">
            <text:p>3/14/2010</text:p>
          </table:table-cell>
          <table:table-cell table:style-name="ce55" table:formula="of:=[.BO8]+1" office:value-type="date" office:date-value="2010-03-15">
            <text:p>3/15/2010</text:p>
          </table:table-cell>
          <table:table-cell table:style-name="ce55" table:formula="of:=[.BP8]+1" office:value-type="date" office:date-value="2010-03-16">
            <text:p>3/16/2010</text:p>
          </table:table-cell>
          <table:table-cell table:style-name="ce55" table:formula="of:=[.BQ8]+1" office:value-type="date" office:date-value="2010-03-17">
            <text:p>3/17/2010</text:p>
          </table:table-cell>
          <table:table-cell table:style-name="ce55" table:formula="of:=[.BR8]+1" office:value-type="date" office:date-value="2010-03-18">
            <text:p>3/18/2010</text:p>
          </table:table-cell>
          <table:table-cell table:style-name="ce55" table:formula="of:=[.BS8]+1" office:value-type="date" office:date-value="2010-03-19">
            <text:p>3/19/2010</text:p>
          </table:table-cell>
          <table:table-cell table:style-name="ce55" table:formula="of:=[.BT8]+1" office:value-type="date" office:date-value="2010-03-20">
            <text:p>3/20/2010</text:p>
          </table:table-cell>
          <table:table-cell table:style-name="ce55" table:formula="of:=[.BU8]+1" office:value-type="date" office:date-value="2010-03-21">
            <text:p>3/21/2010</text:p>
          </table:table-cell>
          <table:table-cell table:style-name="ce55" table:formula="of:=[.BV8]+1" office:value-type="date" office:date-value="2010-03-22">
            <text:p>3/22/2010</text:p>
          </table:table-cell>
          <table:table-cell table:style-name="ce55" table:formula="of:=[.BW8]+1" office:value-type="date" office:date-value="2010-03-23">
            <text:p>3/23/2010</text:p>
          </table:table-cell>
          <table:table-cell table:style-name="ce55" table:formula="of:=[.BX8]+1" office:value-type="date" office:date-value="2010-03-24">
            <text:p>3/24/2010</text:p>
          </table:table-cell>
          <table:table-cell table:style-name="ce55" table:formula="of:=[.BY8]+1" office:value-type="date" office:date-value="2010-03-25">
            <text:p>3/25/2010</text:p>
          </table:table-cell>
          <table:table-cell table:style-name="ce55" table:formula="of:=[.BZ8]+1" office:value-type="date" office:date-value="2010-03-26">
            <text:p>3/26/2010</text:p>
          </table:table-cell>
          <table:table-cell table:style-name="ce55" table:formula="of:=[.CA8]+1" office:value-type="date" office:date-value="2010-03-27">
            <text:p>3/27/2010</text:p>
          </table:table-cell>
          <table:table-cell table:style-name="ce55" table:formula="of:=[.CB8]+1" office:value-type="date" office:date-value="2010-03-28">
            <text:p>3/28/2010</text:p>
          </table:table-cell>
          <table:table-cell table:style-name="ce55" table:formula="of:=[.CC8]+1" office:value-type="date" office:date-value="2010-03-29">
            <text:p>3/29/2010</text:p>
          </table:table-cell>
          <table:table-cell table:style-name="ce55" table:formula="of:=[.CD8]+1" office:value-type="date" office:date-value="2010-03-30">
            <text:p>3/30/2010</text:p>
          </table:table-cell>
          <table:table-cell table:style-name="ce55" table:formula="of:=[.CE8]+1" office:value-type="date" office:date-value="2010-03-31">
            <text:p>3/31/2010</text:p>
          </table:table-cell>
          <table:table-cell table:style-name="ce55" table:formula="of:=[.CF8]+1" office:value-type="date" office:date-value="2010-04-01">
            <text:p>4/1/2010</text:p>
          </table:table-cell>
          <table:table-cell table:style-name="ce55" table:formula="of:=[.CG8]+1" office:value-type="date" office:date-value="2010-04-02">
            <text:p>4/2/2010</text:p>
          </table:table-cell>
          <table:table-cell table:style-name="ce55" table:formula="of:=[.CH8]+1" office:value-type="date" office:date-value="2010-04-03">
            <text:p>4/3/2010</text:p>
          </table:table-cell>
          <table:table-cell table:style-name="ce55" table:formula="of:=[.CI8]+1" office:value-type="date" office:date-value="2010-04-04">
            <text:p>4/4/2010</text:p>
          </table:table-cell>
          <table:table-cell table:style-name="ce55" table:formula="of:=[.CJ8]+1" office:value-type="date" office:date-value="2010-04-05">
            <text:p>4/5/2010</text:p>
          </table:table-cell>
          <table:table-cell table:style-name="ce55" table:formula="of:=[.CK8]+1" office:value-type="date" office:date-value="2010-04-06">
            <text:p>4/6/2010</text:p>
          </table:table-cell>
          <table:table-cell table:style-name="ce55" table:formula="of:=[.CL8]+1" office:value-type="date" office:date-value="2010-04-07">
            <text:p>4/7/2010</text:p>
          </table:table-cell>
          <table:table-cell table:style-name="ce55" table:formula="of:=[.CM8]+1" office:value-type="date" office:date-value="2010-04-08">
            <text:p>4/8/2010</text:p>
          </table:table-cell>
          <table:table-cell table:style-name="ce55" table:formula="of:=[.CN8]+1" office:value-type="date" office:date-value="2010-04-09">
            <text:p>4/9/2010</text:p>
          </table:table-cell>
          <table:table-cell table:style-name="ce55" table:formula="of:=[.CO8]+1" office:value-type="date" office:date-value="2010-04-10">
            <text:p>4/10/2010</text:p>
          </table:table-cell>
          <table:table-cell table:style-name="ce55" table:formula="of:=[.CP8]+1" office:value-type="date" office:date-value="2010-04-11">
            <text:p>4/11/2010</text:p>
          </table:table-cell>
          <table:table-cell table:style-name="ce55" table:formula="of:=[.CQ8]+1" office:value-type="date" office:date-value="2010-04-12">
            <text:p>4/12/2010</text:p>
          </table:table-cell>
          <table:table-cell table:style-name="ce55" table:formula="of:=[.CR8]+1" office:value-type="date" office:date-value="2010-04-13">
            <text:p>4/13/2010</text:p>
          </table:table-cell>
          <table:table-cell table:style-name="ce55" table:formula="of:=[.CS8]+1" office:value-type="date" office:date-value="2010-04-14">
            <text:p>4/14/2010</text:p>
          </table:table-cell>
          <table:table-cell table:style-name="ce55" table:formula="of:=[.CT8]+1" office:value-type="date" office:date-value="2010-04-15">
            <text:p>4/15/2010</text:p>
          </table:table-cell>
          <table:table-cell table:style-name="ce55" table:formula="of:=[.CU8]+1" office:value-type="date" office:date-value="2010-04-16">
            <text:p>4/16/2010</text:p>
          </table:table-cell>
          <table:table-cell table:style-name="ce55" table:formula="of:=[.CV8]+1" office:value-type="date" office:date-value="2010-04-17">
            <text:p>4/17/2010</text:p>
          </table:table-cell>
          <table:table-cell table:style-name="ce55" table:formula="of:=[.CW8]+1" office:value-type="date" office:date-value="2010-04-18">
            <text:p>4/18/2010</text:p>
          </table:table-cell>
          <table:table-cell table:style-name="ce55" table:formula="of:=[.CX8]+1" office:value-type="date" office:date-value="2010-04-19">
            <text:p>4/19/2010</text:p>
          </table:table-cell>
          <table:table-cell table:style-name="ce55" table:formula="of:=[.CY8]+1" office:value-type="date" office:date-value="2010-04-20">
            <text:p>4/20/2010</text:p>
          </table:table-cell>
          <table:table-cell table:style-name="ce55" table:formula="of:=[.CZ8]+1" office:value-type="date" office:date-value="2010-04-21">
            <text:p>4/21/2010</text:p>
          </table:table-cell>
          <table:table-cell table:style-name="ce55" table:formula="of:=[.DA8]+1" office:value-type="date" office:date-value="2010-04-22">
            <text:p>4/22/2010</text:p>
          </table:table-cell>
          <table:table-cell table:style-name="ce55" table:formula="of:=[.DB8]+1" office:value-type="date" office:date-value="2010-04-23">
            <text:p>4/23/2010</text:p>
          </table:table-cell>
          <table:table-cell table:style-name="ce55" table:formula="of:=[.DC8]+1" office:value-type="date" office:date-value="2010-04-24">
            <text:p>4/24/2010</text:p>
          </table:table-cell>
          <table:table-cell table:style-name="ce55" table:formula="of:=[.DD8]+1" office:value-type="date" office:date-value="2010-04-25">
            <text:p>4/25/2010</text:p>
          </table:table-cell>
          <table:table-cell table:style-name="ce55" table:formula="of:=[.DE8]+1" office:value-type="date" office:date-value="2010-04-26">
            <text:p>4/26/2010</text:p>
          </table:table-cell>
          <table:table-cell table:style-name="ce55" table:formula="of:=[.DF8]+1" office:value-type="date" office:date-value="2010-04-27">
            <text:p>4/27/2010</text:p>
          </table:table-cell>
          <table:table-cell table:style-name="ce55" table:formula="of:=[.DG8]+1" office:value-type="date" office:date-value="2010-04-28">
            <text:p>4/28/2010</text:p>
          </table:table-cell>
          <table:table-cell table:style-name="ce55" table:formula="of:=[.DH8]+1" office:value-type="date" office:date-value="2010-04-29">
            <text:p>4/29/2010</text:p>
          </table:table-cell>
          <table:table-cell table:style-name="ce55" table:formula="of:=[.DI8]+1" office:value-type="date" office:date-value="2010-04-30">
            <text:p>4/30/2010</text:p>
          </table:table-cell>
          <table:table-cell table:style-name="ce55" table:formula="of:=[.DJ8]+1" office:value-type="date" office:date-value="2010-05-01">
            <text:p>5/1/2010</text:p>
          </table:table-cell>
          <table:table-cell table:style-name="ce55" table:formula="of:=[.DK8]+1" office:value-type="date" office:date-value="2010-05-02">
            <text:p>5/2/2010</text:p>
          </table:table-cell>
          <table:table-cell table:style-name="ce55" table:formula="of:=[.DL8]+1" office:value-type="date" office:date-value="2010-05-03">
            <text:p>5/3/2010</text:p>
          </table:table-cell>
          <table:table-cell table:style-name="ce55" table:formula="of:=[.DM8]+1" office:value-type="date" office:date-value="2010-05-04">
            <text:p>5/4/2010</text:p>
          </table:table-cell>
          <table:table-cell table:style-name="ce55" table:formula="of:=[.DN8]+1" office:value-type="date" office:date-value="2010-05-05">
            <text:p>5/5/2010</text:p>
          </table:table-cell>
          <table:table-cell table:style-name="ce55" table:formula="of:=[.DO8]+1" office:value-type="date" office:date-value="2010-05-06">
            <text:p>5/6/2010</text:p>
          </table:table-cell>
          <table:table-cell table:style-name="ce55" table:formula="of:=[.DP8]+1" office:value-type="date" office:date-value="2010-05-07">
            <text:p>5/7/2010</text:p>
          </table:table-cell>
          <table:table-cell table:style-name="ce55" table:formula="of:=[.DQ8]+1" office:value-type="date" office:date-value="2010-05-08">
            <text:p>5/8/2010</text:p>
          </table:table-cell>
          <table:table-cell table:style-name="ce55" table:formula="of:=[.DR8]+1" office:value-type="date" office:date-value="2010-05-09">
            <text:p>5/9/2010</text:p>
          </table:table-cell>
          <table:table-cell table:style-name="ce55" table:formula="of:=[.DS8]+1" office:value-type="date" office:date-value="2010-05-10">
            <text:p>5/10/2010</text:p>
          </table:table-cell>
          <table:table-cell table:style-name="ce55" table:formula="of:=[.DT8]+1" office:value-type="date" office:date-value="2010-05-11">
            <text:p>5/11/2010</text:p>
          </table:table-cell>
          <table:table-cell table:style-name="ce55" table:formula="of:=[.DU8]+1" office:value-type="date" office:date-value="2010-05-12">
            <text:p>5/12/2010</text:p>
          </table:table-cell>
          <table:table-cell table:style-name="ce55" table:formula="of:=[.DV8]+1" office:value-type="date" office:date-value="2010-05-13">
            <text:p>5/13/2010</text:p>
          </table:table-cell>
          <table:table-cell table:style-name="ce55" table:formula="of:=[.DW8]+1" office:value-type="date" office:date-value="2010-05-14">
            <text:p>5/14/2010</text:p>
          </table:table-cell>
          <table:table-cell table:style-name="ce55" table:formula="of:=[.DX8]+1" office:value-type="date" office:date-value="2010-05-15">
            <text:p>5/15/2010</text:p>
          </table:table-cell>
          <table:table-cell table:style-name="ce55" table:formula="of:=[.DY8]+1" office:value-type="date" office:date-value="2010-05-16">
            <text:p>5/16/2010</text:p>
          </table:table-cell>
          <table:table-cell table:style-name="ce55" table:formula="of:=[.DZ8]+1" office:value-type="date" office:date-value="2010-05-17">
            <text:p>5/17/2010</text:p>
          </table:table-cell>
          <table:table-cell table:style-name="ce55" table:formula="of:=[.EA8]+1" office:value-type="date" office:date-value="2010-05-18">
            <text:p>5/18/2010</text:p>
          </table:table-cell>
          <table:table-cell table:style-name="ce55" table:formula="of:=[.EB8]+1" office:value-type="date" office:date-value="2010-05-19">
            <text:p>5/19/2010</text:p>
          </table:table-cell>
          <table:table-cell table:style-name="ce55" table:formula="of:=[.EC8]+1" office:value-type="date" office:date-value="2010-05-20">
            <text:p>5/20/2010</text:p>
          </table:table-cell>
          <table:table-cell table:style-name="ce55" table:formula="of:=[.ED8]+1" office:value-type="date" office:date-value="2010-05-21">
            <text:p>5/21/2010</text:p>
          </table:table-cell>
          <table:table-cell table:style-name="ce55" table:formula="of:=[.EE8]+1" office:value-type="date" office:date-value="2010-05-22">
            <text:p>5/22/2010</text:p>
          </table:table-cell>
          <table:table-cell table:style-name="ce55" table:formula="of:=[.EF8]+1" office:value-type="date" office:date-value="2010-05-23">
            <text:p>5/23/2010</text:p>
          </table:table-cell>
          <table:table-cell table:style-name="ce55" table:formula="of:=[.EG8]+1" office:value-type="date" office:date-value="2010-05-24">
            <text:p>5/24/2010</text:p>
          </table:table-cell>
          <table:table-cell table:style-name="ce55" table:formula="of:=[.EH8]+1" office:value-type="date" office:date-value="2010-05-25">
            <text:p>5/25/2010</text:p>
          </table:table-cell>
          <table:table-cell table:style-name="ce55" table:formula="of:=[.EI8]+1" office:value-type="date" office:date-value="2010-05-26">
            <text:p>5/26/2010</text:p>
          </table:table-cell>
          <table:table-cell table:style-name="ce55" table:formula="of:=[.EJ8]+1" office:value-type="date" office:date-value="2010-05-27">
            <text:p>5/27/2010</text:p>
          </table:table-cell>
          <table:table-cell table:style-name="ce55" table:formula="of:=[.EK8]+1" office:value-type="date" office:date-value="2010-05-28">
            <text:p>5/28/2010</text:p>
          </table:table-cell>
          <table:table-cell table:style-name="ce55" table:formula="of:=[.EL8]+1" office:value-type="date" office:date-value="2010-05-29">
            <text:p>5/29/2010</text:p>
          </table:table-cell>
          <table:table-cell table:style-name="ce55" table:formula="of:=[.EM8]+1" office:value-type="date" office:date-value="2010-05-30">
            <text:p>5/30/2010</text:p>
          </table:table-cell>
          <table:table-cell table:style-name="ce55" table:formula="of:=[.EN8]+1" office:value-type="date" office:date-value="2010-05-31">
            <text:p>5/31/2010</text:p>
          </table:table-cell>
          <table:table-cell table:style-name="ce55" table:formula="of:=[.EO8]+1" office:value-type="date" office:date-value="2010-06-01">
            <text:p>6/1/2010</text:p>
          </table:table-cell>
          <table:table-cell table:style-name="ce55" table:formula="of:=[.EP8]+1" office:value-type="date" office:date-value="2010-06-02">
            <text:p>6/2/2010</text:p>
          </table:table-cell>
          <table:table-cell table:style-name="ce55" table:formula="of:=[.EQ8]+1" office:value-type="date" office:date-value="2010-06-03">
            <text:p>6/3/2010</text:p>
          </table:table-cell>
          <table:table-cell table:style-name="ce55" table:formula="of:=[.ER8]+1" office:value-type="date" office:date-value="2010-06-04">
            <text:p>6/4/2010</text:p>
          </table:table-cell>
          <table:table-cell table:style-name="ce55" table:formula="of:=[.ES8]+1" office:value-type="date" office:date-value="2010-06-05">
            <text:p>6/5/2010</text:p>
          </table:table-cell>
          <table:table-cell table:style-name="ce55" table:formula="of:=[.ET8]+1" office:value-type="date" office:date-value="2010-06-06">
            <text:p>6/6/2010</text:p>
          </table:table-cell>
          <table:table-cell table:style-name="ce55" table:formula="of:=[.EU8]+1" office:value-type="date" office:date-value="2010-06-07">
            <text:p>6/7/2010</text:p>
          </table:table-cell>
          <table:table-cell table:style-name="ce55" table:formula="of:=[.EV8]+1" office:value-type="date" office:date-value="2010-06-08">
            <text:p>6/8/2010</text:p>
          </table:table-cell>
          <table:table-cell table:style-name="ce55" table:formula="of:=[.EW8]+1" office:value-type="date" office:date-value="2010-06-09">
            <text:p>6/9/2010</text:p>
          </table:table-cell>
          <table:table-cell table:style-name="ce55" table:formula="of:=[.EX8]+1" office:value-type="date" office:date-value="2010-06-10">
            <text:p>6/10/2010</text:p>
          </table:table-cell>
          <table:table-cell table:style-name="ce55" table:formula="of:=[.EY8]+1" office:value-type="date" office:date-value="2010-06-11">
            <text:p>6/11/2010</text:p>
          </table:table-cell>
          <table:table-cell table:style-name="ce55" table:formula="of:=[.EZ8]+1" office:value-type="date" office:date-value="2010-06-12">
            <text:p>6/12/2010</text:p>
          </table:table-cell>
          <table:table-cell table:style-name="ce55" table:formula="of:=[.FA8]+1" office:value-type="date" office:date-value="2010-06-13">
            <text:p>6/13/2010</text:p>
          </table:table-cell>
          <table:table-cell table:style-name="ce55" table:formula="of:=[.FB8]+1" office:value-type="date" office:date-value="2010-06-14">
            <text:p>6/14/2010</text:p>
          </table:table-cell>
          <table:table-cell table:style-name="ce55" table:formula="of:=[.FC8]+1" office:value-type="date" office:date-value="2010-06-15">
            <text:p>6/15/2010</text:p>
          </table:table-cell>
          <table:table-cell table:style-name="ce55" table:formula="of:=[.FD8]+1" office:value-type="date" office:date-value="2010-06-16">
            <text:p>6/16/2010</text:p>
          </table:table-cell>
          <table:table-cell table:style-name="ce55" table:formula="of:=[.FE8]+1" office:value-type="date" office:date-value="2010-06-17">
            <text:p>6/17/2010</text:p>
          </table:table-cell>
          <table:table-cell table:style-name="ce55" table:formula="of:=[.FF8]+1" office:value-type="date" office:date-value="2010-06-18">
            <text:p>6/18/2010</text:p>
          </table:table-cell>
          <table:table-cell table:style-name="ce55" table:formula="of:=[.FG8]+1" office:value-type="date" office:date-value="2010-06-19">
            <text:p>6/19/2010</text:p>
          </table:table-cell>
          <table:table-cell table:style-name="ce55" table:formula="of:=[.FH8]+1" office:value-type="date" office:date-value="2010-06-20">
            <text:p>6/20/2010</text:p>
          </table:table-cell>
          <table:table-cell table:style-name="ce55" table:formula="of:=[.FI8]+1" office:value-type="date" office:date-value="2010-06-21">
            <text:p>6/21/2010</text:p>
          </table:table-cell>
          <table:table-cell table:style-name="ce55" table:formula="of:=[.FJ8]+1" office:value-type="date" office:date-value="2010-06-22">
            <text:p>6/22/2010</text:p>
          </table:table-cell>
          <table:table-cell table:style-name="ce55" table:formula="of:=[.FK8]+1" office:value-type="date" office:date-value="2010-06-23">
            <text:p>6/23/2010</text:p>
          </table:table-cell>
          <table:table-cell table:style-name="ce55" table:formula="of:=[.FL8]+1" office:value-type="date" office:date-value="2010-06-24">
            <text:p>6/24/2010</text:p>
          </table:table-cell>
          <table:table-cell table:style-name="ce55" table:formula="of:=[.FM8]+1" office:value-type="date" office:date-value="2010-06-25">
            <text:p>6/25/2010</text:p>
          </table:table-cell>
          <table:table-cell table:style-name="ce55" table:formula="of:=[.FN8]+1" office:value-type="date" office:date-value="2010-06-26">
            <text:p>6/26/2010</text:p>
          </table:table-cell>
          <table:table-cell table:style-name="ce55" table:formula="of:=[.FO8]+1" office:value-type="date" office:date-value="2010-06-27">
            <text:p>6/27/2010</text:p>
          </table:table-cell>
          <table:table-cell table:style-name="ce55" table:formula="of:=[.FP8]+1" office:value-type="date" office:date-value="2010-06-28">
            <text:p>6/28/2010</text:p>
          </table:table-cell>
          <table:table-cell table:style-name="ce55" table:formula="of:=[.FQ8]+1" office:value-type="date" office:date-value="2010-06-29">
            <text:p>6/29/2010</text:p>
          </table:table-cell>
          <table:table-cell table:style-name="ce55" table:formula="of:=[.FR8]+1" office:value-type="date" office:date-value="2010-06-30">
            <text:p>6/30/2010</text:p>
          </table:table-cell>
          <table:table-cell table:style-name="ce55" table:formula="of:=[.FS8]+1" office:value-type="date" office:date-value="2010-07-01">
            <text:p>7/1/2010</text:p>
          </table:table-cell>
          <table:table-cell table:style-name="ce55" table:formula="of:=[.FT8]+1" office:value-type="date" office:date-value="2010-07-02">
            <text:p>7/2/2010</text:p>
          </table:table-cell>
          <table:table-cell table:style-name="ce55" table:formula="of:=[.FU8]+1" office:value-type="date" office:date-value="2010-07-03">
            <text:p>7/3/2010</text:p>
          </table:table-cell>
          <table:table-cell table:style-name="ce55" table:formula="of:=[.FV8]+1" office:value-type="date" office:date-value="2010-07-04">
            <text:p>7/4/2010</text:p>
          </table:table-cell>
          <table:table-cell table:style-name="ce55" table:formula="of:=[.FW8]+1" office:value-type="date" office:date-value="2010-07-05">
            <text:p>7/5/2010</text:p>
          </table:table-cell>
          <table:table-cell table:style-name="ce55" table:formula="of:=[.FX8]+1" office:value-type="date" office:date-value="2010-07-06">
            <text:p>7/6/2010</text:p>
          </table:table-cell>
          <table:table-cell table:style-name="ce55" table:formula="of:=[.FY8]+1" office:value-type="date" office:date-value="2010-07-07">
            <text:p>7/7/2010</text:p>
          </table:table-cell>
          <table:table-cell table:style-name="ce55" table:formula="of:=[.FZ8]+1" office:value-type="date" office:date-value="2010-07-08">
            <text:p>7/8/2010</text:p>
          </table:table-cell>
          <table:table-cell table:style-name="ce55" table:formula="of:=[.GA8]+1" office:value-type="date" office:date-value="2010-07-09">
            <text:p>7/9/2010</text:p>
          </table:table-cell>
          <table:table-cell table:style-name="ce55" table:formula="of:=[.GB8]+1" office:value-type="date" office:date-value="2010-07-10">
            <text:p>7/10/2010</text:p>
          </table:table-cell>
          <table:table-cell table:style-name="ce55" table:formula="of:=[.GC8]+1" office:value-type="date" office:date-value="2010-07-11">
            <text:p>7/11/2010</text:p>
          </table:table-cell>
          <table:table-cell table:style-name="ce55" table:formula="of:=[.GD8]+1" office:value-type="date" office:date-value="2010-07-12">
            <text:p>7/12/2010</text:p>
          </table:table-cell>
          <table:table-cell table:style-name="ce55" table:formula="of:=[.GE8]+1" office:value-type="date" office:date-value="2010-07-13">
            <text:p>7/13/2010</text:p>
          </table:table-cell>
          <table:table-cell table:style-name="ce55" table:formula="of:=[.GF8]+1" office:value-type="date" office:date-value="2010-07-14">
            <text:p>7/14/2010</text:p>
          </table:table-cell>
          <table:table-cell table:style-name="ce55" table:formula="of:=[.GG8]+1" office:value-type="date" office:date-value="2010-07-15">
            <text:p>7/15/2010</text:p>
          </table:table-cell>
          <table:table-cell table:style-name="ce55" table:formula="of:=[.GH8]+1" office:value-type="date" office:date-value="2010-07-16">
            <text:p>7/16/2010</text:p>
          </table:table-cell>
          <table:table-cell table:style-name="ce55" table:formula="of:=[.GI8]+1" office:value-type="date" office:date-value="2010-07-17">
            <text:p>7/17/2010</text:p>
          </table:table-cell>
          <table:table-cell table:style-name="ce55" table:formula="of:=[.GJ8]+1" office:value-type="date" office:date-value="2010-07-18">
            <text:p>7/18/2010</text:p>
          </table:table-cell>
          <table:table-cell table:style-name="ce55" table:formula="of:=[.GK8]+1" office:value-type="date" office:date-value="2010-07-19">
            <text:p>7/19/2010</text:p>
          </table:table-cell>
          <table:table-cell table:style-name="ce55" table:formula="of:=[.GL8]+1" office:value-type="date" office:date-value="2010-07-20">
            <text:p>7/20/2010</text:p>
          </table:table-cell>
          <table:table-cell table:style-name="ce55" table:formula="of:=[.GM8]+1" office:value-type="date" office:date-value="2010-07-21">
            <text:p>7/21/2010</text:p>
          </table:table-cell>
          <table:table-cell table:style-name="ce55" table:formula="of:=[.GN8]+1" office:value-type="date" office:date-value="2010-07-22">
            <text:p>7/22/2010</text:p>
          </table:table-cell>
          <table:table-cell table:style-name="ce55" table:formula="of:=[.GO8]+1" office:value-type="date" office:date-value="2010-07-23">
            <text:p>7/23/2010</text:p>
          </table:table-cell>
          <table:table-cell table:style-name="ce55" table:formula="of:=[.GP8]+1" office:value-type="date" office:date-value="2010-07-24">
            <text:p>7/24/2010</text:p>
          </table:table-cell>
          <table:table-cell table:style-name="ce55" table:formula="of:=[.GQ8]+1" office:value-type="date" office:date-value="2010-07-25">
            <text:p>7/25/2010</text:p>
          </table:table-cell>
          <table:table-cell table:style-name="ce55" table:formula="of:=[.GR8]+1" office:value-type="date" office:date-value="2010-07-26">
            <text:p>7/26/2010</text:p>
          </table:table-cell>
          <table:table-cell table:style-name="ce55" table:formula="of:=[.GS8]+1" office:value-type="date" office:date-value="2010-07-27">
            <text:p>7/27/2010</text:p>
          </table:table-cell>
          <table:table-cell table:style-name="ce55" table:formula="of:=[.GT8]+1" office:value-type="date" office:date-value="2010-07-28">
            <text:p>7/28/2010</text:p>
          </table:table-cell>
          <table:table-cell table:style-name="ce55" table:formula="of:=[.GU8]+1" office:value-type="date" office:date-value="2010-07-29">
            <text:p>7/29/2010</text:p>
          </table:table-cell>
          <table:table-cell table:style-name="ce55" table:formula="of:=[.GV8]+1" office:value-type="date" office:date-value="2010-07-30">
            <text:p>7/30/2010</text:p>
          </table:table-cell>
          <table:table-cell table:style-name="ce55" table:formula="of:=[.GW8]+1" office:value-type="date" office:date-value="2010-07-31">
            <text:p>7/31/2010</text:p>
          </table:table-cell>
          <table:table-cell table:style-name="ce55" table:formula="of:=[.GX8]+1" office:value-type="date" office:date-value="2010-08-01">
            <text:p>8/1/2010</text:p>
          </table:table-cell>
          <table:table-cell table:style-name="ce55" table:formula="of:=[.GY8]+1" office:value-type="date" office:date-value="2010-08-02">
            <text:p>8/2/2010</text:p>
          </table:table-cell>
          <table:table-cell table:style-name="ce55" table:formula="of:=[.GZ8]+1" office:value-type="date" office:date-value="2010-08-03">
            <text:p>8/3/2010</text:p>
          </table:table-cell>
          <table:table-cell table:style-name="ce55" table:formula="of:=[.HA8]+1" office:value-type="date" office:date-value="2010-08-04">
            <text:p>8/4/2010</text:p>
          </table:table-cell>
          <table:table-cell table:style-name="ce55" table:formula="of:=[.HB8]+1" office:value-type="date" office:date-value="2010-08-05">
            <text:p>8/5/2010</text:p>
          </table:table-cell>
          <table:table-cell table:style-name="ce55" table:formula="of:=[.HC8]+1" office:value-type="date" office:date-value="2010-08-06">
            <text:p>8/6/2010</text:p>
          </table:table-cell>
          <table:table-cell table:style-name="ce55" table:formula="of:=[.HD8]+1" office:value-type="date" office:date-value="2010-08-07">
            <text:p>8/7/2010</text:p>
          </table:table-cell>
          <table:table-cell table:style-name="ce55" table:formula="of:=[.HE8]+1" office:value-type="date" office:date-value="2010-08-08">
            <text:p>8/8/2010</text:p>
          </table:table-cell>
          <table:table-cell table:style-name="ce55" table:formula="of:=[.HF8]+1" office:value-type="date" office:date-value="2010-08-09">
            <text:p>8/9/2010</text:p>
          </table:table-cell>
          <table:table-cell table:style-name="ce55" table:formula="of:=[.HG8]+1" office:value-type="date" office:date-value="2010-08-10">
            <text:p>8/10/2010</text:p>
          </table:table-cell>
          <table:table-cell table:style-name="ce55" table:formula="of:=[.HH8]+1" office:value-type="date" office:date-value="2010-08-11">
            <text:p>8/11/2010</text:p>
          </table:table-cell>
          <table:table-cell table:style-name="ce55" table:formula="of:=[.HI8]+1" office:value-type="date" office:date-value="2010-08-12">
            <text:p>8/12/2010</text:p>
          </table:table-cell>
          <table:table-cell table:style-name="ce55" table:formula="of:=[.HJ8]+1" office:value-type="date" office:date-value="2010-08-13">
            <text:p>8/13/2010</text:p>
          </table:table-cell>
          <table:table-cell table:style-name="ce55" table:formula="of:=[.HK8]+1" office:value-type="date" office:date-value="2010-08-14">
            <text:p>8/14/2010</text:p>
          </table:table-cell>
          <table:table-cell table:style-name="ce55" table:formula="of:=[.HL8]+1" office:value-type="date" office:date-value="2010-08-15">
            <text:p>8/15/2010</text:p>
          </table:table-cell>
          <table:table-cell table:style-name="ce55" table:formula="of:=[.HM8]+1" office:value-type="date" office:date-value="2010-08-16">
            <text:p>8/16/2010</text:p>
          </table:table-cell>
          <table:table-cell table:style-name="ce55" table:formula="of:=[.HN8]+1" office:value-type="date" office:date-value="2010-08-17">
            <text:p>8/17/2010</text:p>
          </table:table-cell>
          <table:table-cell table:style-name="ce55" table:formula="of:=[.HO8]+1" office:value-type="date" office:date-value="2010-08-18">
            <text:p>8/18/2010</text:p>
          </table:table-cell>
          <table:table-cell table:style-name="ce55" table:formula="of:=[.HP8]+1" office:value-type="date" office:date-value="2010-08-19">
            <text:p>8/19/2010</text:p>
          </table:table-cell>
          <table:table-cell table:style-name="ce55" table:formula="of:=[.HQ8]+1" office:value-type="date" office:date-value="2010-08-20">
            <text:p>8/20/2010</text:p>
          </table:table-cell>
          <table:table-cell table:style-name="ce55" table:formula="of:=[.HR8]+1" office:value-type="date" office:date-value="2010-08-21">
            <text:p>8/21/2010</text:p>
          </table:table-cell>
          <table:table-cell table:style-name="ce55" table:formula="of:=[.HS8]+1" office:value-type="date" office:date-value="2010-08-22">
            <text:p>8/22/2010</text:p>
          </table:table-cell>
          <table:table-cell table:style-name="ce55" table:formula="of:=[.HT8]+1" office:value-type="date" office:date-value="2010-08-23">
            <text:p>8/23/2010</text:p>
          </table:table-cell>
          <table:table-cell table:style-name="ce55" table:formula="of:=[.HU8]+1" office:value-type="date" office:date-value="2010-08-24">
            <text:p>8/24/2010</text:p>
          </table:table-cell>
          <table:table-cell table:style-name="ce55" table:formula="of:=[.HV8]+1" office:value-type="date" office:date-value="2010-08-25">
            <text:p>8/25/2010</text:p>
          </table:table-cell>
          <table:table-cell table:style-name="ce55" table:formula="of:=[.HW8]+1" office:value-type="date" office:date-value="2010-08-26">
            <text:p>8/26/2010</text:p>
          </table:table-cell>
          <table:table-cell table:style-name="ce55" table:formula="of:=[.HX8]+1" office:value-type="date" office:date-value="2010-08-27">
            <text:p>8/27/2010</text:p>
          </table:table-cell>
          <table:table-cell table:style-name="ce55" table:formula="of:=[.HY8]+1" office:value-type="date" office:date-value="2010-08-28">
            <text:p>8/28/2010</text:p>
          </table:table-cell>
          <table:table-cell table:style-name="ce55" table:formula="of:=[.HZ8]+1" office:value-type="date" office:date-value="2010-08-29">
            <text:p>8/29/2010</text:p>
          </table:table-cell>
          <table:table-cell table:style-name="ce55" table:formula="of:=[.IA8]+1" office:value-type="date" office:date-value="2010-08-30">
            <text:p>8/30/2010</text:p>
          </table:table-cell>
          <table:table-cell table:style-name="ce55" table:formula="of:=[.IB8]+1" office:value-type="date" office:date-value="2010-08-31">
            <text:p>8/31/2010</text:p>
          </table:table-cell>
          <table:table-cell table:style-name="ce55" table:formula="of:=[.IC8]+1" office:value-type="date" office:date-value="2010-09-01">
            <text:p>9/1/2010</text:p>
          </table:table-cell>
          <table:table-cell table:style-name="ce55" table:formula="of:=[.ID8]+1" office:value-type="date" office:date-value="2010-09-02">
            <text:p>9/2/2010</text:p>
          </table:table-cell>
          <table:table-cell table:style-name="ce55" table:formula="of:=[.IE8]+1" office:value-type="date" office:date-value="2010-09-03">
            <text:p>9/3/2010</text:p>
          </table:table-cell>
          <table:table-cell table:style-name="ce55" table:formula="of:=[.IF8]+1" office:value-type="date" office:date-value="2010-09-04">
            <text:p>9/4/2010</text:p>
          </table:table-cell>
          <table:table-cell table:style-name="ce55" table:formula="of:=[.IG8]+1" office:value-type="date" office:date-value="2010-09-05">
            <text:p>9/5/2010</text:p>
          </table:table-cell>
          <table:table-cell table:style-name="ce55" table:formula="of:=[.IH8]+1" office:value-type="date" office:date-value="2010-09-06">
            <text:p>9/6/2010</text:p>
          </table:table-cell>
          <table:table-cell table:style-name="ce55" table:formula="of:=[.II8]+1" office:value-type="date" office:date-value="2010-09-07">
            <text:p>9/7/2010</text:p>
          </table:table-cell>
          <table:table-cell table:style-name="ce55" table:formula="of:=[.IJ8]+1" office:value-type="date" office:date-value="2010-09-08">
            <text:p>9/8/2010</text:p>
          </table:table-cell>
          <table:table-cell table:style-name="ce55" table:formula="of:=[.IK8]+1" office:value-type="date" office:date-value="2010-09-09">
            <text:p>9/9/2010</text:p>
          </table:table-cell>
          <table:table-cell table:style-name="ce55" table:formula="of:=[.IL8]+1" office:value-type="date" office:date-value="2010-09-10">
            <text:p>9/10/2010</text:p>
          </table:table-cell>
          <table:table-cell table:style-name="ce55" table:formula="of:=[.IM8]+1" office:value-type="date" office:date-value="2010-09-11">
            <text:p>9/11/2010</text:p>
          </table:table-cell>
          <table:table-cell table:style-name="ce55" table:formula="of:=[.IN8]+1" office:value-type="date" office:date-value="2010-09-12">
            <text:p>9/12/2010</text:p>
          </table:table-cell>
          <table:table-cell table:number-columns-repeated="7"/>
        </table:table-row>
        <table:table-row table:style-name="ro4">
          <table:table-cell table:style-name="ce5" office:value-type="string">
            <office:annotation draw:style-name="gr4" draw:text-style-name="P4" svg:width="1.4839in" svg:height="1.0248in" svg:x="0.5039in" svg:y="2.7531in" draw:caption-point-x="-0.1685in" draw:caption-point-y="-1.161in">
              <dc:creator>JWW</dc:creator>
              <dc:date>2009-03-02T00:00:00</dc:date>
              <text:p text:style-name="P4"><text:span text:style-name="T12">Work Breakdown Structure</text:span></text:p>
              <text:p text:style-name="P4"><text:span text:style-name="T11">Enter the Task# and Subtask#</text:span></text:p>
              <text:p text:style-name="P4"><text:span text:style-name="T11">2</text:span></text:p>
              <text:p text:style-name="P4"><text:span text:style-name="T11">2.1</text:span></text:p>
              <text:p text:style-name="P4"><text:span text:style-name="T11">2.2</text:span></text:p>
              <text:p text:style-name="P4"><text:span text:style-name="T11">etc.</text:span></text:p>
            </office:annotation>
            <text:p>WBS</text:p>
          </table:table-cell>
          <table:table-cell table:style-name="ce11" office:value-type="string">
            <text:p>Tasks</text:p>
          </table:table-cell>
          <table:table-cell table:style-name="ce18" office:value-type="string">
            <text:p>Task Lead</text:p>
          </table:table-cell>
          <table:table-cell table:style-name="ce22" office:value-type="string">
            <office:annotation draw:style-name="gr4" draw:text-style-name="P4" svg:width="2.1319in" svg:height="1.0335in" svg:x="3.087in" svg:y="2.7531in" draw:caption-point-x="-0.4429in" draw:caption-point-y="-1.161in">
              <dc:creator>JWW</dc:creator>
              <dc:date>2009-03-02T00:00:00</dc:date>
              <text:p text:style-name="P4"><text:span text:style-name="T12">Start Date</text:span></text:p>
              <text:p text:style-name="P4"><text:span text:style-name="T11">Enter the starting date for this task. To associate the start date with the end of another task, enter a formula in the start date that refers to the end date of that task.</text:span></text:p>
            </office:annotation>
            <text:p>Start</text:p>
          </table:table-cell>
          <table:table-cell table:style-name="ce22" office:value-type="string">
            <office:annotation draw:style-name="gr4" draw:text-style-name="P4" svg:width="2.7984in" svg:height="1.0425in" svg:x="3.5803in" svg:y="2.7531in" draw:caption-point-x="-0.3661in" draw:caption-point-y="-1.161in">
              <dc:creator>JWW</dc:creator>
              <dc:date>2009-03-02T00:00:00</dc:date>
              <text:p text:style-name="P4"><text:span text:style-name="T12">End Date</text:span></text:p>
              <text:p text:style-name="P4"><text:span text:style-name="T11">The ending date is calculated by adding the Duration (calendar days) to the Start date minus 1 day, because the task duration is from the </text:span><text:span text:style-name="T12">beginning</text:span><text:span text:style-name="T11"> of the </text:span><text:span text:style-name="T12">Start</text:span><text:span text:style-name="T11"> day to the </text:span><text:span text:style-name="T12">end</text:span><text:span text:style-name="T11"> of the </text:span><text:span text:style-name="T12">End</text:span><text:span text:style-name="T11"> day.</text:span></text:p>
              <text:p text:style-name="P4"><text:span text:style-name="T11"/></text:p>
            </office:annotation>
            <text:p>End</text:p>
          </table:table-cell>
          <table:table-cell table:style-name="ce32" office:value-type="string">
            <office:annotation draw:style-name="gr4" draw:text-style-name="P4" svg:width="2.9799in" svg:height="1.5083in" svg:x="3.8323in" svg:y="2.7531in" draw:caption-point-x="-0.2559in" draw:caption-point-y="-1.161in">
              <dc:creator>JWW</dc:creator>
              <dc:date>2009-03-02T00:00:00</dc:date>
              <text:p text:style-name="P4"><text:span text:style-name="T12">Duration (Calendar Days)</text:span></text:p>
              <text:p text:style-name="P4"><text:span text:style-name="T11">Enter the number of calendar days for the given task. Refer to the Working Days column or use a calendar to determine the corresponding working days.</text:span></text:p>
              <text:p text:style-name="P4"><text:span text:style-name="T11"/></text:p>
              <text:p text:style-name="P4"><text:span text:style-name="T11">For the main tasks, you can calculate the duration by finding the maximum End date of the sub tasks and subtracting the earliest start date. For example:</text:span></text:p>
              <text:p text:style-name="P4"><text:span text:style-name="T11">F11=MAX(E12:E15)-D11</text:span></text:p>
            </office:annotation>
            <text:p>Duration (Days)</text:p>
          </table:table-cell>
          <table:table-cell table:style-name="ce35" office:value-type="string">
            <office:annotation draw:style-name="gr4" draw:text-style-name="P4" svg:width="3.3094in" svg:height="1.4055in" svg:x="4.3807in" svg:y="2.5126in" draw:caption-point-x="-0.3547in" draw:caption-point-y="-0.9205in">
              <dc:creator>JWW</dc:creator>
              <dc:date>2009-03-02T00:00:00</dc:date>
              <text:p text:style-name="P4"><text:span text:style-name="T12">Percent Complete</text:span></text:p>
              <text:p text:style-name="P4"><text:span text:style-name="T11">Update the status of this task by entering the percent complete (between 0% and 100%).</text:span></text:p>
              <text:p text:style-name="P4"><text:span text:style-name="T11"/></text:p>
              <text:p text:style-name="P4"><text:span text:style-name="T11">For the main tasks, you can use a weighted average of the sub tasks by adding the formula:</text:span></text:p>
              <text:p text:style-name="P4"><text:span text:style-name="T11">G11=SUMPRODUCT(F12:F15,G12:G15)/SUM(F12:F15)</text:span></text:p>
              <text:p text:style-name="P4"><text:span text:style-name="T11">Note: If you insert rows, make sure that the calculation is updated correctly.</text:span></text:p>
            </office:annotation>
            <text:p>% Complete</text:p>
          </table:table-cell>
          <table:table-cell table:style-name="ce32" office:value-type="string">
            <office:annotation draw:style-name="gr4" draw:text-style-name="P4" svg:width="3.3843in" svg:height="1.1744in" svg:x="4.4902in" svg:y="2.7531in" draw:caption-point-x="-0.1902in" draw:caption-point-y="-1.161in">
              <dc:creator>JWW</dc:creator>
              <dc:date>2009-03-02T00:00:00</dc:date>
              <text:p text:style-name="P4"><text:span text:style-name="T12">Working Days</text:span></text:p>
              <text:p text:style-name="P4"><text:span text:style-name="T11">Counts only Mon-Fri, using the NETWORKDAYS() formula. When planning work based upon the number of working days, adjust the Duration until the desired # of working days is reached.</text:span></text:p>
              <text:p text:style-name="P4"><text:span text:style-name="T14">Note: </text:span><text:span text:style-name="T11">If the start date is later changed, the number of working days may also change.</text:span></text:p>
            </office:annotation>
            <text:p>Working Days</text:p>
          </table:table-cell>
          <table:table-cell table:style-name="ce35" office:value-type="string">
            <office:annotation draw:style-name="gr4" draw:text-style-name="P4" svg:width="2.6319in" svg:height="0.8673in" svg:x="4.9067in" svg:y="2.7531in" draw:caption-point-x="-0.3327in" draw:caption-point-y="-1.161in">
              <dc:creator>JWW</dc:creator>
              <dc:date>2009-03-02T00:00:00</dc:date>
              <text:p text:style-name="P4"><text:span text:style-name="T12">Calendar Days Complete</text:span></text:p>
              <text:p text:style-name="P4"><text:span text:style-name="T11">This column is calculated by multiplying the Duration by the %Complete and rounding down to the nearest integer.</text:span></text:p>
            </office:annotation>
            <text:p>Days Complete</text:p>
          </table:table-cell>
          <table:table-cell table:style-name="ce35" office:value-type="string">
            <office:annotation draw:style-name="gr4" draw:text-style-name="P4" svg:width="2.5134in" svg:height="0.9417in" svg:x="4.7972in" svg:y="2.7531in" draw:caption-point-x="0.0504in" draw:caption-point-y="-1.161in">
              <dc:creator>JWW</dc:creator>
              <dc:date>2009-03-02T00:00:00</dc:date>
              <text:p text:style-name="P4"><text:span text:style-name="T12">Calendar Days Remaining</text:span></text:p>
              <text:p text:style-name="P4"><text:span text:style-name="T11">This column is calculated by subtracted the Days Complete from the Duration.</text:span></text:p>
            </office:annotation>
            <text:p>Days Remaining</text:p>
          </table:table-cell>
          <table:table-cell table:style-name="ce48"/>
          <table:table-cell table:style-name="ce52" table:formula="of:=[.L8]" office:value-type="date" office:date-value="2010-01-18" table:number-columns-spanned="7" table:number-rows-spanned="1">
            <text:p>18 - Jan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S8]" office:value-type="date" office:date-value="2010-01-25" table:number-columns-spanned="7" table:number-rows-spanned="1">
            <text:p>25 - Jan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Z8]" office:value-type="date" office:date-value="2010-02-01" table:number-columns-spanned="7" table:number-rows-spanned="1">
            <text:p>01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AG8]" office:value-type="date" office:date-value="2010-02-08" table:number-columns-spanned="7" table:number-rows-spanned="1">
            <text:p>08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AN8]" office:value-type="date" office:date-value="2010-02-15" table:number-columns-spanned="7" table:number-rows-spanned="1">
            <text:p>15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AU8]" office:value-type="date" office:date-value="2010-02-22" table:number-columns-spanned="7" table:number-rows-spanned="1">
            <text:p>22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B8]" office:value-type="date" office:date-value="2010-03-01" table:number-columns-spanned="7" table:number-rows-spanned="1">
            <text:p>01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I8]" office:value-type="date" office:date-value="2010-03-08" table:number-columns-spanned="7" table:number-rows-spanned="1">
            <text:p>08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P8]" office:value-type="date" office:date-value="2010-03-15" table:number-columns-spanned="7" table:number-rows-spanned="1">
            <text:p>15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W8]" office:value-type="date" office:date-value="2010-03-22" table:number-columns-spanned="7" table:number-rows-spanned="1">
            <text:p>22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D8]" office:value-type="date" office:date-value="2010-03-29" table:number-columns-spanned="7" table:number-rows-spanned="1">
            <text:p>29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K8]" office:value-type="date" office:date-value="2010-04-05" table:number-columns-spanned="7" table:number-rows-spanned="1">
            <text:p>05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R8]" office:value-type="date" office:date-value="2010-04-12" table:number-columns-spanned="7" table:number-rows-spanned="1">
            <text:p>12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Y8]" office:value-type="date" office:date-value="2010-04-19" table:number-columns-spanned="7" table:number-rows-spanned="1">
            <text:p>19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DF8]" office:value-type="date" office:date-value="2010-04-26" table:number-columns-spanned="7" table:number-rows-spanned="1">
            <text:p>26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DM8]" office:value-type="date" office:date-value="2010-05-03" table:number-columns-spanned="7" table:number-rows-spanned="1">
            <text:p>03 - May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DT8]" office:value-type="date" office:date-value="2010-05-10" table:number-columns-spanned="7" table:number-rows-spanned="1">
            <text:p>10 - May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number-columns-repeated="97"/>
          <table:table-cell table:style-name="Default" table:number-columns-repeated="22"/>
          <table:table-cell table:style-name="ce58" table:number-columns-repeated="7"/>
        </table:table-row>
        <table:table-row table:style-name="ro2">
          <table:table-cell table:style-name="ce6"/>
          <table:table-cell table:style-name="ce12" table:number-columns-repeated="3"/>
          <table:table-cell table:style-name="ce28" table:number-columns-repeated="2"/>
          <table:table-cell table:style-name="ce12"/>
          <table:table-cell table:style-name="ce28"/>
          <table:table-cell table:style-name="ce12" table:number-columns-repeated="122"/>
          <table:table-cell table:number-columns-repeated="97"/>
          <table:table-cell table:style-name="Default" table:number-columns-repeated="22"/>
          <table:table-cell table:style-name="ce12" table:number-columns-repeated="7"/>
        </table:table-row>
        <table:table-row table:style-name="ro2">
          <table:table-cell table:style-name="ce7" office:value-type="string">
            <text:p>1</text:p>
          </table:table-cell>
          <table:table-cell table:style-name="ce13" office:value-type="string">
            <text:p>OpenGL</text:p>
          </table:table-cell>
          <table:table-cell table:style-name="ce19" office:value-type="string">
            <text:p>Ryan</text:p>
          </table:table-cell>
          <table:table-cell table:style-name="ce23" office:value-type="date" office:date-value="2010-01-19">
            <text:p>1/19/10</text:p>
          </table:table-cell>
          <table:table-cell table:style-name="ce29" table:formula="of:=[.D11]+[.F11]" office:value-type="date" office:date-value="2010-03-13">
            <text:p>3/13/10</text:p>
          </table:table-cell>
          <table:table-cell table:style-name="ce33" table:formula="of:=MAX([.E12:.E15])-[.D11]" office:value-type="float" office:value="53">
            <text:p>53</text:p>
          </table:table-cell>
          <table:table-cell table:style-name="ce36" table:formula="of:=SUMPRODUCT([.F12:.F15];[.G12:.G15])/SUM([.F12:.F15])" office:value-type="percentage" office:value="1">
            <text:p>100%</text:p>
          </table:table-cell>
          <table:table-cell table:style-name="ce39" table:formula="of:=NETWORKDAYS([.D11];[.E11])" office:value-type="float" office:value="39">
            <text:p>39</text:p>
          </table:table-cell>
          <table:table-cell table:style-name="ce41" table:formula="of:=ROUNDDOWN([.G11]*[.F11];0)" office:value-type="float" office:value="53">
            <text:p>53</text:p>
          </table:table-cell>
          <table:table-cell table:style-name="ce39" table:formula="of:=[.F11]-[.I11]" office:value-type="float" office:value="0">
            <text:p>0</text:p>
          </table:table-cell>
          <table:table-cell table:style-name="ce49"/>
          <table:table-cell table:style-name="ce53"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1.1</text:p>
          </table:table-cell>
          <table:table-cell table:style-name="ce14" office:value-type="string">
            <text:p>Basic objects</text:p>
          </table:table-cell>
          <table:table-cell table:style-name="ce20"/>
          <table:table-cell table:style-name="ce24" office:value-type="date" office:date-value="2010-01-19">
            <text:p>1/19/10</text:p>
          </table:table-cell>
          <table:table-cell table:style-name="ce30" table:formula="of:=[.D12]+[.F12]" office:value-type="date" office:date-value="2010-01-23">
            <text:p>1/23/10</text:p>
          </table:table-cell>
          <table:table-cell table:style-name="ce34" office:value-type="float" office:value="4">
            <text:p>4</text:p>
          </table:table-cell>
          <table:table-cell table:style-name="ce37" office:value-type="percentage" office:value="1">
            <text:p>100%</text:p>
          </table:table-cell>
          <table:table-cell table:style-name="ce40" table:formula="of:=NETWORKDAYS([.D12];[.E12])" office:value-type="float" office:value="4">
            <text:p>4</text:p>
          </table:table-cell>
          <table:table-cell table:style-name="ce42" table:formula="of:=ROUNDDOWN([.G12]*[.F12];0)" office:value-type="float" office:value="4">
            <text:p>4</text:p>
          </table:table-cell>
          <table:table-cell table:style-name="ce40" table:formula="of:=[.F12]-[.I12]"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1.2</text:p>
          </table:table-cell>
          <table:table-cell table:style-name="ce14" office:value-type="string">
            <text:p>Moving objects</text:p>
          </table:table-cell>
          <table:table-cell table:style-name="ce20"/>
          <table:table-cell table:style-name="ce24" office:value-type="date" office:date-value="2010-01-23">
            <text:p>1/23/10</text:p>
          </table:table-cell>
          <table:table-cell table:style-name="ce30" table:formula="of:=[.D13]+[.F13]" office:value-type="date" office:date-value="2010-01-30">
            <text:p>1/30/10</text:p>
          </table:table-cell>
          <table:table-cell table:style-name="ce34" office:value-type="float" office:value="7">
            <text:p>7</text:p>
          </table:table-cell>
          <table:table-cell table:style-name="ce37" office:value-type="percentage" office:value="1">
            <text:p>100%</text:p>
          </table:table-cell>
          <table:table-cell table:style-name="ce40" table:formula="of:=NETWORKDAYS([.D13];[.E13])" office:value-type="float" office:value="5">
            <text:p>5</text:p>
          </table:table-cell>
          <table:table-cell table:style-name="ce42" table:formula="of:=ROUNDDOWN([.G13]*[.F13];0)" office:value-type="float" office:value="7">
            <text:p>7</text:p>
          </table:table-cell>
          <table:table-cell table:style-name="ce40" table:formula="of:=[.F13]-[.I13]"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1.3</text:p>
          </table:table-cell>
          <table:table-cell table:style-name="ce14" office:value-type="string">
            <text:p>Menus</text:p>
          </table:table-cell>
          <table:table-cell table:style-name="ce20"/>
          <table:table-cell table:style-name="ce24" office:value-type="date" office:date-value="2010-01-31">
            <text:p>1/31/10</text:p>
          </table:table-cell>
          <table:table-cell table:style-name="ce30" table:formula="of:=[.D14]+[.F14]" office:value-type="date" office:date-value="2010-03-02">
            <text:p>3/02/10</text:p>
          </table:table-cell>
          <table:table-cell table:style-name="ce34" office:value-type="float" office:value="30">
            <text:p>30</text:p>
          </table:table-cell>
          <table:table-cell table:style-name="ce37" office:value-type="percentage" office:value="1">
            <text:p>100%</text:p>
          </table:table-cell>
          <table:table-cell table:style-name="ce40" table:formula="of:=NETWORKDAYS([.D14];[.E14])" office:value-type="float" office:value="22">
            <text:p>22</text:p>
          </table:table-cell>
          <table:table-cell table:style-name="ce42" table:formula="of:=ROUNDDOWN([.G14]*[.F14];0)" office:value-type="float" office:value="30">
            <text:p>30</text:p>
          </table:table-cell>
          <table:table-cell table:style-name="ce40" table:formula="of:=[.F14]-[.I14]"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1.4</text:p>
          </table:table-cell>
          <table:table-cell table:style-name="ce14" office:value-type="string">
            <text:p>Collision Detection</text:p>
          </table:table-cell>
          <table:table-cell table:style-name="ce20"/>
          <table:table-cell table:style-name="ce24" office:value-type="date" office:date-value="2010-03-03">
            <text:p>3/03/10</text:p>
          </table:table-cell>
          <table:table-cell table:style-name="ce30" table:formula="of:=[.D15]+[.F15]" office:value-type="date" office:date-value="2010-03-13">
            <text:p>3/13/10</text:p>
          </table:table-cell>
          <table:table-cell table:style-name="ce34" office:value-type="float" office:value="10">
            <text:p>10</text:p>
          </table:table-cell>
          <table:table-cell table:style-name="ce37" office:value-type="percentage" office:value="1">
            <text:p>100%</text:p>
          </table:table-cell>
          <table:table-cell table:style-name="ce40" table:formula="of:=NETWORKDAYS([.D15];[.E15])" office:value-type="float" office:value="8">
            <text:p>8</text:p>
          </table:table-cell>
          <table:table-cell table:style-name="ce42" table:formula="of:=ROUNDDOWN([.G15]*[.F15];0)" office:value-type="float" office:value="10">
            <text:p>10</text:p>
          </table:table-cell>
          <table:table-cell table:style-name="ce40" table:formula="of:=[.F15]-[.I15]"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7" office:value-type="string">
            <text:p>2</text:p>
          </table:table-cell>
          <table:table-cell table:style-name="ce13" office:value-type="string">
            <text:p>OpenAL</text:p>
          </table:table-cell>
          <table:table-cell table:style-name="ce19" office:value-type="string">
            <text:p>Jon</text:p>
          </table:table-cell>
          <table:table-cell table:style-name="ce23" office:value-type="date" office:date-value="2010-01-19">
            <text:p>1/19/10</text:p>
          </table:table-cell>
          <table:table-cell table:style-name="ce29" table:formula="of:=[.D16]+[.F16]" office:value-type="date" office:date-value="2010-03-13">
            <text:p>3/13/10</text:p>
          </table:table-cell>
          <table:table-cell table:style-name="ce33" table:formula="of:=MAX([.E17:.E20])-[.D16]" office:value-type="float" office:value="53">
            <text:p>53</text:p>
          </table:table-cell>
          <table:table-cell table:style-name="ce36" table:formula="of:=SUMPRODUCT([.F17:.F20];[.G17:.G20])/SUM([.F17:.F20])" office:value-type="percentage" office:value="0.830188679245283">
            <text:p>83%</text:p>
          </table:table-cell>
          <table:table-cell table:style-name="ce39" table:formula="of:=NETWORKDAYS([.D16];[.E16])" office:value-type="float" office:value="39">
            <text:p>39</text:p>
          </table:table-cell>
          <table:table-cell table:style-name="ce41" table:formula="of:=ROUNDDOWN([.G16]*[.F16];0)" office:value-type="float" office:value="44">
            <text:p>44</text:p>
          </table:table-cell>
          <table:table-cell table:style-name="ce39" table:formula="of:=[.F16]-[.I16]" office:value-type="float" office:value="9">
            <text:p>9</text:p>
          </table:table-cell>
          <table:table-cell table:style-name="ce49"/>
          <table:table-cell table:style-name="ce53"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2.1</text:p>
          </table:table-cell>
          <table:table-cell table:style-name="ce14" office:value-type="string">
            <text:p>Basic soundtrack</text:p>
          </table:table-cell>
          <table:table-cell table:style-name="ce20"/>
          <table:table-cell table:style-name="ce24" office:value-type="date" office:date-value="2010-01-19">
            <text:p>1/19/10</text:p>
          </table:table-cell>
          <table:table-cell table:style-name="ce30" table:formula="of:=[.D17]+[.F17]" office:value-type="date" office:date-value="2010-01-30">
            <text:p>1/30/10</text:p>
          </table:table-cell>
          <table:table-cell table:style-name="ce34" office:value-type="float" office:value="11">
            <text:p>11</text:p>
          </table:table-cell>
          <table:table-cell table:style-name="ce37" office:value-type="percentage" office:value="1">
            <text:p>100%</text:p>
          </table:table-cell>
          <table:table-cell table:style-name="ce40" table:formula="of:=NETWORKDAYS([.D17];[.E17])" office:value-type="float" office:value="9">
            <text:p>9</text:p>
          </table:table-cell>
          <table:table-cell table:style-name="ce42" table:formula="of:=ROUNDDOWN([.G17]*[.F17];0)" office:value-type="float" office:value="11">
            <text:p>11</text:p>
          </table:table-cell>
          <table:table-cell table:style-name="ce40" table:formula="of:=[.F17]-[.I17]"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2.2</text:p>
          </table:table-cell>
          <table:table-cell table:style-name="ce14" office:value-type="string">
            <text:p>basic sounds</text:p>
          </table:table-cell>
          <table:table-cell table:style-name="ce20"/>
          <table:table-cell table:style-name="ce24" office:value-type="date" office:date-value="2010-01-30">
            <text:p>1/30/10</text:p>
          </table:table-cell>
          <table:table-cell table:style-name="ce30" table:formula="of:=[.D18]+[.F18]" office:value-type="date" office:date-value="2010-02-14">
            <text:p>2/14/10</text:p>
          </table:table-cell>
          <table:table-cell table:style-name="ce34" office:value-type="float" office:value="15">
            <text:p>15</text:p>
          </table:table-cell>
          <table:table-cell table:style-name="ce37" office:value-type="percentage" office:value="1">
            <text:p>100%</text:p>
          </table:table-cell>
          <table:table-cell table:style-name="ce40" table:formula="of:=NETWORKDAYS([.D18];[.E18])" office:value-type="float" office:value="10">
            <text:p>10</text:p>
          </table:table-cell>
          <table:table-cell table:style-name="ce42" table:formula="of:=ROUNDDOWN([.G18]*[.F18];0)" office:value-type="float" office:value="15">
            <text:p>15</text:p>
          </table:table-cell>
          <table:table-cell table:style-name="ce40" table:formula="of:=[.F18]-[.I18]"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5">
          <table:table-cell table:style-name="ce8" office:value-type="string">
            <text:p>2.3</text:p>
          </table:table-cell>
          <table:table-cell table:style-name="ce14" office:value-type="string">
            <text:p>multiple sounds at once</text:p>
          </table:table-cell>
          <table:table-cell table:style-name="ce20"/>
          <table:table-cell table:style-name="ce24" office:value-type="date" office:date-value="2010-02-14">
            <text:p>2/14/10</text:p>
          </table:table-cell>
          <table:table-cell table:style-name="ce30" table:formula="of:=[.D19]+[.F19]" office:value-type="date" office:date-value="2010-02-23">
            <text:p>2/23/10</text:p>
          </table:table-cell>
          <table:table-cell table:style-name="ce34" office:value-type="float" office:value="9">
            <text:p>9</text:p>
          </table:table-cell>
          <table:table-cell table:style-name="ce37" office:value-type="percentage" office:value="1">
            <text:p>100%</text:p>
          </table:table-cell>
          <table:table-cell table:style-name="ce40" table:formula="of:=NETWORKDAYS([.D19];[.E19])" office:value-type="float" office:value="7">
            <text:p>7</text:p>
          </table:table-cell>
          <table:table-cell table:style-name="ce42" table:formula="of:=ROUNDDOWN([.G19]*[.F19];0)" office:value-type="float" office:value="9">
            <text:p>9</text:p>
          </table:table-cell>
          <table:table-cell table:style-name="ce40" table:formula="of:=[.F19]-[.I19]"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2.4</text:p>
          </table:table-cell>
          <table:table-cell table:style-name="ce14" office:value-type="string">
            <text:p>Creating sounds</text:p>
          </table:table-cell>
          <table:table-cell table:style-name="ce20"/>
          <table:table-cell table:style-name="ce24" office:value-type="date" office:date-value="2010-02-23">
            <text:p>2/23/10</text:p>
          </table:table-cell>
          <table:table-cell table:style-name="ce30" table:formula="of:=[.D20]+[.F20]" office:value-type="date" office:date-value="2010-03-13">
            <text:p>3/13/10</text:p>
          </table:table-cell>
          <table:table-cell table:style-name="ce34" office:value-type="float" office:value="18">
            <text:p>18</text:p>
          </table:table-cell>
          <table:table-cell table:style-name="ce37" office:value-type="percentage" office:value="0.5">
            <text:p>50%</text:p>
          </table:table-cell>
          <table:table-cell table:style-name="ce40" table:formula="of:=NETWORKDAYS([.D20];[.E20])" office:value-type="float" office:value="14">
            <text:p>14</text:p>
          </table:table-cell>
          <table:table-cell table:style-name="ce42" table:formula="of:=ROUNDDOWN([.G20]*[.F20];0)" office:value-type="float" office:value="9">
            <text:p>9</text:p>
          </table:table-cell>
          <table:table-cell table:style-name="ce40" table:formula="of:=[.F20]-[.I20]" office:value-type="float" office:value="9">
            <text:p>9</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7" office:value-type="string">
            <text:p>3</text:p>
          </table:table-cell>
          <table:table-cell table:style-name="ce13" office:value-type="string">
            <text:p>Level Files</text:p>
          </table:table-cell>
          <table:table-cell table:style-name="ce19" office:value-type="string">
            <text:p>Tony</text:p>
          </table:table-cell>
          <table:table-cell table:style-name="ce23" office:value-type="date" office:date-value="2010-01-19">
            <text:p>1/19/10</text:p>
          </table:table-cell>
          <table:table-cell table:style-name="ce29" table:formula="of:=[.D21]+[.F21]" office:value-type="date" office:date-value="2010-03-13">
            <text:p>3/13/10</text:p>
          </table:table-cell>
          <table:table-cell table:style-name="ce33" table:formula="of:=MAX([.E22:.E25])-[.D21]" office:value-type="float" office:value="53">
            <text:p>53</text:p>
          </table:table-cell>
          <table:table-cell table:style-name="ce36" table:formula="of:=SUMPRODUCT([.F22:.F25];[.G22:.G25])/SUM([.F22:.F25])" office:value-type="percentage" office:value="0.642857142857143">
            <text:p>64%</text:p>
          </table:table-cell>
          <table:table-cell table:style-name="ce39" table:formula="of:=NETWORKDAYS([.D21];[.E21])" office:value-type="float" office:value="39">
            <text:p>39</text:p>
          </table:table-cell>
          <table:table-cell table:style-name="ce41" table:formula="of:=ROUNDDOWN([.G21]*[.F21];0)" office:value-type="float" office:value="34">
            <text:p>34</text:p>
          </table:table-cell>
          <table:table-cell table:style-name="ce39" table:formula="of:=[.F21]-[.I21]" office:value-type="float" office:value="19">
            <text:p>19</text:p>
          </table:table-cell>
          <table:table-cell table:style-name="ce49"/>
          <table:table-cell table:style-name="ce53"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3.1</text:p>
          </table:table-cell>
          <table:table-cell table:style-name="ce14" office:value-type="string">
            <text:p>World 1</text:p>
          </table:table-cell>
          <table:table-cell table:style-name="ce20"/>
          <table:table-cell table:style-name="ce24" office:value-type="date" office:date-value="2010-01-30">
            <text:p>1/30/10</text:p>
          </table:table-cell>
          <table:table-cell table:style-name="ce30" table:formula="of:=[.D22]+[.F22]" office:value-type="date" office:date-value="2010-02-14">
            <text:p>2/14/10</text:p>
          </table:table-cell>
          <table:table-cell table:style-name="ce34" office:value-type="float" office:value="15">
            <text:p>15</text:p>
          </table:table-cell>
          <table:table-cell table:style-name="ce37" office:value-type="percentage" office:value="1">
            <text:p>100%</text:p>
          </table:table-cell>
          <table:table-cell table:style-name="ce40" table:formula="of:=NETWORKDAYS([.D22];[.E22])" office:value-type="float" office:value="10">
            <text:p>10</text:p>
          </table:table-cell>
          <table:table-cell table:style-name="ce42" table:formula="of:=ROUNDDOWN([.G22]*[.F22];0)" office:value-type="float" office:value="15">
            <text:p>15</text:p>
          </table:table-cell>
          <table:table-cell table:style-name="ce40" table:formula="of:=[.F22]-[.I22]"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3.2</text:p>
          </table:table-cell>
          <table:table-cell table:style-name="ce14" office:value-type="string">
            <text:p>World 2</text:p>
          </table:table-cell>
          <table:table-cell table:style-name="ce20"/>
          <table:table-cell table:style-name="ce24" office:value-type="date" office:date-value="2010-02-14">
            <text:p>2/14/10</text:p>
          </table:table-cell>
          <table:table-cell table:style-name="ce30" table:formula="of:=[.D23]+[.F23]" office:value-type="date" office:date-value="2010-02-21">
            <text:p>2/21/10</text:p>
          </table:table-cell>
          <table:table-cell table:style-name="ce34" office:value-type="float" office:value="7">
            <text:p>7</text:p>
          </table:table-cell>
          <table:table-cell table:style-name="ce37" office:value-type="percentage" office:value="1">
            <text:p>100%</text:p>
          </table:table-cell>
          <table:table-cell table:style-name="ce40" table:formula="of:=NETWORKDAYS([.D23];[.E23])" office:value-type="float" office:value="5">
            <text:p>5</text:p>
          </table:table-cell>
          <table:table-cell table:style-name="ce42" table:formula="of:=ROUNDDOWN([.G23]*[.F23];0)" office:value-type="float" office:value="7">
            <text:p>7</text:p>
          </table:table-cell>
          <table:table-cell table:style-name="ce40" table:formula="of:=[.F23]-[.I23]"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3.3</text:p>
          </table:table-cell>
          <table:table-cell table:style-name="ce14" office:value-type="string">
            <text:p>World 3</text:p>
          </table:table-cell>
          <table:table-cell table:style-name="ce20"/>
          <table:table-cell table:style-name="ce24" office:value-type="date" office:date-value="2010-02-21">
            <text:p>2/21/10</text:p>
          </table:table-cell>
          <table:table-cell table:style-name="ce30" table:formula="of:=[.D24]+[.F24]" office:value-type="date" office:date-value="2010-03-03">
            <text:p>3/03/10</text:p>
          </table:table-cell>
          <table:table-cell table:style-name="ce34" office:value-type="float" office:value="10">
            <text:p>10</text:p>
          </table:table-cell>
          <table:table-cell table:style-name="ce37" office:value-type="percentage" office:value="0.25">
            <text:p>25%</text:p>
          </table:table-cell>
          <table:table-cell table:style-name="ce40" table:formula="of:=NETWORKDAYS([.D24];[.E24])" office:value-type="float" office:value="8">
            <text:p>8</text:p>
          </table:table-cell>
          <table:table-cell table:style-name="ce42" table:formula="of:=ROUNDDOWN([.G24]*[.F24];0)" office:value-type="float" office:value="2">
            <text:p>2</text:p>
          </table:table-cell>
          <table:table-cell table:style-name="ce40" table:formula="of:=[.F24]-[.I24]" office:value-type="float" office:value="8">
            <text:p>8</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3.4</text:p>
          </table:table-cell>
          <table:table-cell table:style-name="ce14" office:value-type="string">
            <text:p>World 4</text:p>
          </table:table-cell>
          <table:table-cell table:style-name="ce20"/>
          <table:table-cell table:style-name="ce24" office:value-type="date" office:date-value="2010-03-03">
            <text:p>3/03/10</text:p>
          </table:table-cell>
          <table:table-cell table:style-name="ce30" table:formula="of:=[.D25]+[.F25]" office:value-type="date" office:date-value="2010-03-13">
            <text:p>3/13/10</text:p>
          </table:table-cell>
          <table:table-cell table:style-name="ce34" office:value-type="float" office:value="10">
            <text:p>10</text:p>
          </table:table-cell>
          <table:table-cell table:style-name="ce37" office:value-type="percentage" office:value="0.25">
            <text:p>25%</text:p>
          </table:table-cell>
          <table:table-cell table:style-name="ce40" table:formula="of:=NETWORKDAYS([.D25];[.E25])" office:value-type="float" office:value="8">
            <text:p>8</text:p>
          </table:table-cell>
          <table:table-cell table:style-name="ce42" table:formula="of:=ROUNDDOWN([.G25]*[.F25];0)" office:value-type="float" office:value="2">
            <text:p>2</text:p>
          </table:table-cell>
          <table:table-cell table:style-name="ce40" table:formula="of:=[.F25]-[.I25]" office:value-type="float" office:value="8">
            <text:p>8</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7" office:value-type="string">
            <text:p>3</text:p>
          </table:table-cell>
          <table:table-cell table:style-name="ce13" office:value-type="string">
            <text:p>Textures</text:p>
          </table:table-cell>
          <table:table-cell table:style-name="ce19" office:value-type="string">
            <text:p>Mike</text:p>
          </table:table-cell>
          <table:table-cell table:style-name="ce23" office:value-type="date" office:date-value="2010-01-19">
            <text:p>1/19/10</text:p>
          </table:table-cell>
          <table:table-cell table:style-name="ce29" table:formula="of:=[.D26]+[.F26]" office:value-type="date" office:date-value="2010-03-13">
            <text:p>3/13/10</text:p>
          </table:table-cell>
          <table:table-cell table:style-name="ce33" table:formula="of:=MAX([.E27:.E30])-[.D26]" office:value-type="float" office:value="53">
            <text:p>53</text:p>
          </table:table-cell>
          <table:table-cell table:style-name="ce36" table:formula="of:=SUMPRODUCT([.F27:.F30];[.G27:.G30])/SUM([.F27:.F30])" office:value-type="percentage" office:value="0.897619047619048">
            <text:p>90%</text:p>
          </table:table-cell>
          <table:table-cell table:style-name="ce39" table:formula="of:=NETWORKDAYS([.D26];[.E26])" office:value-type="float" office:value="39">
            <text:p>39</text:p>
          </table:table-cell>
          <table:table-cell table:style-name="ce41" table:formula="of:=ROUNDDOWN([.G26]*[.F26];0)" office:value-type="float" office:value="47">
            <text:p>47</text:p>
          </table:table-cell>
          <table:table-cell table:style-name="ce39" table:formula="of:=[.F26]-[.I26]" office:value-type="float" office:value="6">
            <text:p>6</text:p>
          </table:table-cell>
          <table:table-cell table:style-name="ce49"/>
          <table:table-cell table:style-name="ce53"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3.1</text:p>
          </table:table-cell>
          <table:table-cell table:style-name="ce14" office:value-type="string">
            <text:p>Basic blocks</text:p>
          </table:table-cell>
          <table:table-cell table:style-name="ce20"/>
          <table:table-cell table:style-name="ce24" office:value-type="date" office:date-value="2010-01-19">
            <text:p>1/19/10</text:p>
          </table:table-cell>
          <table:table-cell table:style-name="ce30" table:formula="of:=[.D27]+[.F27]" office:value-type="date" office:date-value="2010-01-29">
            <text:p>1/29/10</text:p>
          </table:table-cell>
          <table:table-cell table:style-name="ce34" office:value-type="float" office:value="10">
            <text:p>10</text:p>
          </table:table-cell>
          <table:table-cell table:style-name="ce37" office:value-type="percentage" office:value="1">
            <text:p>100%</text:p>
          </table:table-cell>
          <table:table-cell table:style-name="ce40" table:formula="of:=NETWORKDAYS([.D27];[.E27])" office:value-type="float" office:value="9">
            <text:p>9</text:p>
          </table:table-cell>
          <table:table-cell table:style-name="ce42" table:formula="of:=ROUNDDOWN([.G27]*[.F27];0)" office:value-type="float" office:value="10">
            <text:p>10</text:p>
          </table:table-cell>
          <table:table-cell table:style-name="ce40" table:formula="of:=[.F27]-[.I27]"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3.2</text:p>
          </table:table-cell>
          <table:table-cell table:style-name="ce14" office:value-type="string">
            <text:p>World textures</text:p>
          </table:table-cell>
          <table:table-cell table:style-name="ce20"/>
          <table:table-cell table:style-name="ce24" office:value-type="date" office:date-value="2010-01-29">
            <text:p>1/29/10</text:p>
          </table:table-cell>
          <table:table-cell table:style-name="ce30" table:formula="of:=[.D28]+[.F28]" office:value-type="date" office:date-value="2010-02-13">
            <text:p>2/13/10</text:p>
          </table:table-cell>
          <table:table-cell table:style-name="ce34" office:value-type="float" office:value="15">
            <text:p>15</text:p>
          </table:table-cell>
          <table:table-cell table:style-name="ce37" office:value-type="percentage" office:value="1">
            <text:p>100%</text:p>
          </table:table-cell>
          <table:table-cell table:style-name="ce40" table:formula="of:=NETWORKDAYS([.D28];[.E28])" office:value-type="float" office:value="11">
            <text:p>11</text:p>
          </table:table-cell>
          <table:table-cell table:style-name="ce42" table:formula="of:=ROUNDDOWN([.G28]*[.F28];0)" office:value-type="float" office:value="15">
            <text:p>15</text:p>
          </table:table-cell>
          <table:table-cell table:style-name="ce40" table:formula="of:=[.F28]-[.I28]"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3.3</text:p>
          </table:table-cell>
          <table:table-cell table:style-name="ce14" office:value-type="string">
            <text:p>character textures</text:p>
          </table:table-cell>
          <table:table-cell table:style-name="ce20"/>
          <table:table-cell table:style-name="ce24" office:value-type="date" office:date-value="2010-01-29">
            <text:p>1/29/10</text:p>
          </table:table-cell>
          <table:table-cell table:style-name="ce30" table:formula="of:=[.D29]+[.F29]" office:value-type="date" office:date-value="2010-03-07">
            <text:p>3/07/10</text:p>
          </table:table-cell>
          <table:table-cell table:style-name="ce34" office:value-type="float" office:value="37">
            <text:p>37</text:p>
          </table:table-cell>
          <table:table-cell table:style-name="ce37" office:value-type="percentage" office:value="1">
            <text:p>100%</text:p>
          </table:table-cell>
          <table:table-cell table:style-name="ce40" table:formula="of:=NETWORKDAYS([.D29];[.E29])" office:value-type="float" office:value="26">
            <text:p>26</text:p>
          </table:table-cell>
          <table:table-cell table:style-name="ce42" table:formula="of:=ROUNDDOWN([.G29]*[.F29];0)" office:value-type="float" office:value="37">
            <text:p>37</text:p>
          </table:table-cell>
          <table:table-cell table:style-name="ce40" table:formula="of:=[.F29]-[.I29]"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5">
          <table:table-cell table:style-name="ce8" office:value-type="string">
            <text:p>3.4</text:p>
          </table:table-cell>
          <table:table-cell table:style-name="ce14" office:value-type="string">
            <text:p>interchangeable textures</text:p>
          </table:table-cell>
          <table:table-cell table:style-name="ce20"/>
          <table:table-cell table:style-name="ce24" office:value-type="date" office:date-value="2010-01-29">
            <text:p>1/29/10</text:p>
          </table:table-cell>
          <table:table-cell table:style-name="ce30" table:formula="of:=[.D30]+[.F30]" office:value-type="date" office:date-value="2010-03-13">
            <text:p>3/13/10</text:p>
          </table:table-cell>
          <table:table-cell table:style-name="ce34" office:value-type="float" office:value="43">
            <text:p>43</text:p>
          </table:table-cell>
          <table:table-cell table:style-name="ce37" office:value-type="percentage" office:value="0.75">
            <text:p>75%</text:p>
          </table:table-cell>
          <table:table-cell table:style-name="ce40" table:formula="of:=NETWORKDAYS([.D30];[.E30])" office:value-type="float" office:value="31">
            <text:p>31</text:p>
          </table:table-cell>
          <table:table-cell table:style-name="ce42" table:formula="of:=ROUNDDOWN([.G30]*[.F30];0)" office:value-type="float" office:value="32">
            <text:p>32</text:p>
          </table:table-cell>
          <table:table-cell table:style-name="ce40" table:formula="of:=[.F30]-[.I30]" office:value-type="float" office:value="11">
            <text:p>11</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7" office:value-type="string">
            <text:p>4</text:p>
          </table:table-cell>
          <table:table-cell table:style-name="ce13" office:value-type="string">
            <text:p>Testing</text:p>
          </table:table-cell>
          <table:table-cell table:style-name="ce19" office:value-type="string">
            <text:p>Mike</text:p>
          </table:table-cell>
          <table:table-cell table:style-name="ce23" office:value-type="date" office:date-value="2010-03-14">
            <text:p>3/14/10</text:p>
          </table:table-cell>
          <table:table-cell table:style-name="ce29" table:formula="of:=[.D31]+[.F31]" office:value-type="date" office:date-value="2010-05-01">
            <text:p>5/01/10</text:p>
          </table:table-cell>
          <table:table-cell table:style-name="ce33" table:formula="of:=MAX([.E32:.E35])-[.D31]" office:value-type="float" office:value="48">
            <text:p>48</text:p>
          </table:table-cell>
          <table:table-cell table:style-name="ce36" table:formula="of:=SUMPRODUCT([.F32:.F35];[.G32:.G35])/SUM([.F32:.F35])" office:value-type="percentage" office:value="0">
            <text:p>0%</text:p>
          </table:table-cell>
          <table:table-cell table:style-name="ce39" table:formula="of:=NETWORKDAYS([.D31];[.E31])" office:value-type="float" office:value="35">
            <text:p>35</text:p>
          </table:table-cell>
          <table:table-cell table:style-name="ce41" table:formula="of:=ROUNDDOWN([.G31]*[.F31];0)" office:value-type="float" office:value="0">
            <text:p>0</text:p>
          </table:table-cell>
          <table:table-cell table:style-name="ce39" table:formula="of:=[.F31]-[.I31]" office:value-type="float" office:value="48">
            <text:p>48</text:p>
          </table:table-cell>
          <table:table-cell table:style-name="ce49"/>
          <table:table-cell table:style-name="ce53"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4.1</text:p>
          </table:table-cell>
          <table:table-cell table:style-name="ce14" office:value-type="string">
            <text:p>Testing phase 1</text:p>
          </table:table-cell>
          <table:table-cell table:style-name="ce20"/>
          <table:table-cell table:style-name="ce24" office:value-type="date" office:date-value="2010-03-14">
            <text:p>3/14/10</text:p>
          </table:table-cell>
          <table:table-cell table:style-name="ce30" table:formula="of:=[.D32]+[.F32]" office:value-type="date" office:date-value="2010-03-31">
            <text:p>3/31/10</text:p>
          </table:table-cell>
          <table:table-cell table:style-name="ce34" office:value-type="float" office:value="17">
            <text:p>17</text:p>
          </table:table-cell>
          <table:table-cell table:style-name="ce37" office:value-type="percentage" office:value="0">
            <text:p>0%</text:p>
          </table:table-cell>
          <table:table-cell table:style-name="ce40" table:formula="of:=NETWORKDAYS([.D32];[.E32])" office:value-type="float" office:value="13">
            <text:p>13</text:p>
          </table:table-cell>
          <table:table-cell table:style-name="ce42" table:formula="of:=ROUNDDOWN([.G32]*[.F32];0)" office:value-type="float" office:value="0">
            <text:p>0</text:p>
          </table:table-cell>
          <table:table-cell table:style-name="ce40" table:formula="of:=[.F32]-[.I32]" office:value-type="float" office:value="17">
            <text:p>17</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4.2</text:p>
          </table:table-cell>
          <table:table-cell table:style-name="ce14" office:value-type="string">
            <text:p>Testing phase 2</text:p>
          </table:table-cell>
          <table:table-cell table:style-name="ce20"/>
          <table:table-cell table:style-name="ce24" office:value-type="date" office:date-value="2010-04-01">
            <text:p>4/01/10</text:p>
          </table:table-cell>
          <table:table-cell table:style-name="ce30" table:formula="of:=[.D33]+[.F33]" office:value-type="date" office:date-value="2010-04-11">
            <text:p>4/1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3];[.E33])" office:value-type="float" office:value="7">
            <text:p>7</text:p>
          </table:table-cell>
          <table:table-cell table:style-name="ce42" table:formula="of:=ROUNDDOWN([.G33]*[.F33];0)" office:value-type="float" office:value="0">
            <text:p>0</text:p>
          </table:table-cell>
          <table:table-cell table:style-name="ce40" table:formula="of:=[.F33]-[.I33]"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4.3</text:p>
          </table:table-cell>
          <table:table-cell table:style-name="ce14" office:value-type="string">
            <text:p>Testing phase 3</text:p>
          </table:table-cell>
          <table:table-cell table:style-name="ce20"/>
          <table:table-cell table:style-name="ce24" office:value-type="date" office:date-value="2010-04-11">
            <text:p>4/11/10</text:p>
          </table:table-cell>
          <table:table-cell table:style-name="ce30" table:formula="of:=[.D34]+[.F34]" office:value-type="date" office:date-value="2010-04-21">
            <text:p>4/2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4];[.E34])" office:value-type="float" office:value="8">
            <text:p>8</text:p>
          </table:table-cell>
          <table:table-cell table:style-name="ce42" table:formula="of:=ROUNDDOWN([.G34]*[.F34];0)" office:value-type="float" office:value="0">
            <text:p>0</text:p>
          </table:table-cell>
          <table:table-cell table:style-name="ce40" table:formula="of:=[.F34]-[.I34]"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4.4</text:p>
          </table:table-cell>
          <table:table-cell table:style-name="ce14" office:value-type="string">
            <text:p>Testing phase 4</text:p>
          </table:table-cell>
          <table:table-cell table:style-name="ce20"/>
          <table:table-cell table:style-name="ce24" office:value-type="date" office:date-value="2010-04-21">
            <text:p>4/21/10</text:p>
          </table:table-cell>
          <table:table-cell table:style-name="ce30" table:formula="of:=[.D35]+[.F35]" office:value-type="date" office:date-value="2010-05-01">
            <text:p>5/0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5];[.E35])" office:value-type="float" office:value="8">
            <text:p>8</text:p>
          </table:table-cell>
          <table:table-cell table:style-name="ce42" table:formula="of:=ROUNDDOWN([.G35]*[.F35];0)" office:value-type="float" office:value="0">
            <text:p>0</text:p>
          </table:table-cell>
          <table:table-cell table:style-name="ce40" table:formula="of:=[.F35]-[.I35]"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7" office:value-type="string">
            <text:p>5</text:p>
          </table:table-cell>
          <table:table-cell table:style-name="ce13" office:value-type="string">
            <text:p>Bug Fixes</text:p>
          </table:table-cell>
          <table:table-cell table:style-name="ce19" office:value-type="string">
            <text:p>Ryan</text:p>
          </table:table-cell>
          <table:table-cell table:style-name="ce23" office:value-type="date" office:date-value="2010-03-14">
            <text:p>3/14/10</text:p>
          </table:table-cell>
          <table:table-cell table:style-name="ce29" table:formula="of:=[.D36]+[.F36]" office:value-type="date" office:date-value="2010-05-01">
            <text:p>5/01/10</text:p>
          </table:table-cell>
          <table:table-cell table:style-name="ce33" table:formula="of:=MAX([.E37:.E40])-[.D36]" office:value-type="float" office:value="48">
            <text:p>48</text:p>
          </table:table-cell>
          <table:table-cell table:style-name="ce36" table:formula="of:=SUMPRODUCT([.F37:.F40];[.G37:.G40])/SUM([.F37:.F40])" office:value-type="percentage" office:value="0">
            <text:p>0%</text:p>
          </table:table-cell>
          <table:table-cell table:style-name="ce39" table:formula="of:=NETWORKDAYS([.D36];[.E36])" office:value-type="float" office:value="35">
            <text:p>35</text:p>
          </table:table-cell>
          <table:table-cell table:style-name="ce41" table:formula="of:=ROUNDDOWN([.G36]*[.F36];0)" office:value-type="float" office:value="0">
            <text:p>0</text:p>
          </table:table-cell>
          <table:table-cell table:style-name="ce39" table:formula="of:=[.F36]-[.I36]" office:value-type="float" office:value="48">
            <text:p>48</text:p>
          </table:table-cell>
          <table:table-cell table:style-name="ce49"/>
          <table:table-cell table:style-name="ce53"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5.1</text:p>
          </table:table-cell>
          <table:table-cell table:style-name="ce14" office:value-type="string">
            <text:p>Bug fix phase 1</text:p>
          </table:table-cell>
          <table:table-cell table:style-name="ce20"/>
          <table:table-cell table:style-name="ce24" office:value-type="date" office:date-value="2010-03-14">
            <text:p>3/14/10</text:p>
          </table:table-cell>
          <table:table-cell table:style-name="ce30" table:formula="of:=[.D37]+[.F37]" office:value-type="date" office:date-value="2010-03-31">
            <text:p>3/31/10</text:p>
          </table:table-cell>
          <table:table-cell table:style-name="ce34" office:value-type="float" office:value="17">
            <text:p>17</text:p>
          </table:table-cell>
          <table:table-cell table:style-name="ce37" office:value-type="percentage" office:value="0">
            <text:p>0%</text:p>
          </table:table-cell>
          <table:table-cell table:style-name="ce40" table:formula="of:=NETWORKDAYS([.D37];[.E37])" office:value-type="float" office:value="13">
            <text:p>13</text:p>
          </table:table-cell>
          <table:table-cell table:style-name="ce42" table:formula="of:=ROUNDDOWN([.G37]*[.F37];0)" office:value-type="float" office:value="0">
            <text:p>0</text:p>
          </table:table-cell>
          <table:table-cell table:style-name="ce40" table:formula="of:=[.F37]-[.I37]" office:value-type="float" office:value="17">
            <text:p>17</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5.2</text:p>
          </table:table-cell>
          <table:table-cell table:style-name="ce14" office:value-type="string">
            <text:p>Bug fix phase 2</text:p>
          </table:table-cell>
          <table:table-cell table:style-name="ce20"/>
          <table:table-cell table:style-name="ce24" office:value-type="date" office:date-value="2010-04-01">
            <text:p>4/01/10</text:p>
          </table:table-cell>
          <table:table-cell table:style-name="ce30" table:formula="of:=[.D38]+[.F38]" office:value-type="date" office:date-value="2010-04-11">
            <text:p>4/1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8];[.E38])" office:value-type="float" office:value="7">
            <text:p>7</text:p>
          </table:table-cell>
          <table:table-cell table:style-name="ce42" table:formula="of:=ROUNDDOWN([.G38]*[.F38];0)" office:value-type="float" office:value="0">
            <text:p>0</text:p>
          </table:table-cell>
          <table:table-cell table:style-name="ce40" table:formula="of:=[.F38]-[.I38]"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5.3</text:p>
          </table:table-cell>
          <table:table-cell table:style-name="ce14" office:value-type="string">
            <text:p>Bug fix phase 3</text:p>
          </table:table-cell>
          <table:table-cell table:style-name="ce20"/>
          <table:table-cell table:style-name="ce24" office:value-type="date" office:date-value="2010-04-11">
            <text:p>4/11/10</text:p>
          </table:table-cell>
          <table:table-cell table:style-name="ce30" table:formula="of:=[.D39]+[.F39]" office:value-type="date" office:date-value="2010-04-21">
            <text:p>4/2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9];[.E39])" office:value-type="float" office:value="8">
            <text:p>8</text:p>
          </table:table-cell>
          <table:table-cell table:style-name="ce42" table:formula="of:=ROUNDDOWN([.G39]*[.F39];0)" office:value-type="float" office:value="0">
            <text:p>0</text:p>
          </table:table-cell>
          <table:table-cell table:style-name="ce40" table:formula="of:=[.F39]-[.I39]"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5.4</text:p>
          </table:table-cell>
          <table:table-cell table:style-name="ce14" office:value-type="string">
            <text:p>Bug fix phase 4</text:p>
          </table:table-cell>
          <table:table-cell table:style-name="ce20"/>
          <table:table-cell table:style-name="ce24" office:value-type="date" office:date-value="2010-04-21">
            <text:p>4/21/10</text:p>
          </table:table-cell>
          <table:table-cell table:style-name="ce30" table:formula="of:=[.D40]+[.F40]" office:value-type="date" office:date-value="2010-05-01">
            <text:p>5/0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40];[.E40])" office:value-type="float" office:value="8">
            <text:p>8</text:p>
          </table:table-cell>
          <table:table-cell table:style-name="ce42" table:formula="of:=ROUNDDOWN([.G40]*[.F40];0)" office:value-type="float" office:value="0">
            <text:p>0</text:p>
          </table:table-cell>
          <table:table-cell table:style-name="ce40" table:formula="of:=[.F40]-[.I40]"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number-rows-repeated="5">
          <table:table-cell table:number-columns-repeated="256"/>
        </table:table-row>
        <table:table-row table:style-name="ro2">
          <table:table-cell>
            <draw:custom-shape table:end-cell-address="GanttChart.FU77" table:end-x="0.0016in" table:end-y="0.1311in" draw:z-index="2" draw:style-name="gr3" draw:text-style-name="P3" svg:width="11.5929in" svg:height="5.5378in" svg:x="0.0898in" svg:y="0.1051in">
              <text:p text:style-name="P3"><text:span text:style-name="T1">HELP</text:span></text:p>
              <text:p text:style-name="P3"><text:span text:style-name="T2"/></text:p>
              <text:p text:style-name="P3"><text:span text:style-name="T2">- Modify the </text:span><text:span text:style-name="T3">GREEN</text:span><text:span text:style-name="T2"> cells and the </text:span><text:span text:style-name="T1">WBS</text:span><text:span text:style-name="T2">, </text:span><text:span text:style-name="T1">Tasks</text:span><text:span text:style-name="T2">, and </text:span><text:span text:style-name="T1">Task Lead</text:span><text:span text:style-name="T2"> columns. The rest of the columns are formulas.</text:span></text:p>
              <text:p text:style-name="P3"><text:span text:style-name="T2">- The number of weeks shown in the gantt chart is limited by the maximum number of columns available.</text:span></text:p>
              <text:p text:style-name="P3"><text:span text:style-name="T2">- The Start Date that you choose determines the first week in the gantt chart, starting on a Monday.</text:span></text:p>
              <text:p text:style-name="P3"><text:span text:style-name="T2">- Change the first day of the week via cell K8</text:span></text:p>
              <text:p text:style-name="P3"><text:span text:style-name="T2">- Use the slider to adjust the range of dates shown in the gantt chart.</text:span></text:p>
              <text:p text:style-name="P3"><text:span text:style-name="T2">- Only </text:span><text:span text:style-name="T1">34</text:span><text:span text:style-name="T2"> weeks can be shown/printed at one time, because each week uses up </text:span><text:span text:style-name="T1">7</text:span><text:span text:style-name="T2"> columns.</text:span></text:p>
              <text:p text:style-name="P3"><text:span text:style-name="T2"/></text:p>
              <text:p text:style-name="P3"><text:span text:style-name="T1">Q: </text:span><text:span text:style-name="T2">How do I make Task 2 start the day after the end of Task 1?</text:span></text:p>
              <text:p text:style-name="P3"><text:span text:style-name="T2">Use the following formula for the start date of Task 2:</text:span></text:p>
              <text:p text:style-name="P3"><text:span text:style-name="T1">=</text:span><text:span text:style-name="T4">EndDate</text:span><text:span text:style-name="T1">+1</text:span></text:p>
              <text:p text:style-name="P3"><text:span text:style-name="T2">where </text:span><text:span text:style-name="T5">EndDate</text:span><text:span text:style-name="T2"> is the reference to the cell containing the end date of task 1</text:span></text:p>
              <text:p text:style-name="P3"><text:span text:style-name="T2"/></text:p>
              <text:p text:style-name="P3"><text:span text:style-name="T1">Q: </text:span><text:span text:style-name="T2">How do I </text:span><text:span text:style-name="T1">add/insert tasks and subtasks</text:span><text:span text:style-name="T2">?</text:span></text:p>
              <text:p text:style-name="P3"><text:span text:style-name="T2">Copy the entire ROW (or a group of rows) for the type of task(s) you want to add and then right-click on the row where you want to insert the new tasks, then select </text:span><text:span text:style-name="T5">Insert Copied Cells</text:span><text:span text:style-name="T2">.</text:span></text:p>
              <text:p text:style-name="P3"><text:span text:style-name="T6">Important Note:</text:span><text:span text:style-name="T2"> When inserting a new subtask after the last subtask or before the first subtask, you will need to update the formulas for calculating the Level 1 %Complete and Duration (see below) to include the new subtask, because the ranges won't automatically expand to include the additional row. </text:span></text:p>
              <text:p text:style-name="P3"><text:span text:style-name="T2"/></text:p>
              <text:p text:style-name="P3"><text:span text:style-name="T1">Q: </text:span><text:span text:style-name="T2">How do I calculate the </text:span><text:span text:style-name="T1">%Complete</text:span><text:span text:style-name="T2"> for a </text:span><text:span text:style-name="T1">Level 1</text:span><text:span text:style-name="T2"> task based upon the %Complete of all of the associated subtasks?</text:span></text:p>
              <text:p text:style-name="P3"><text:span text:style-name="T2">Example: If Task 1 is on row 11 and the subtasks are on rows 12-15, use the following formula:</text:span></text:p>
              <text:p text:style-name="P3"><text:span text:style-name="T1">=SUMPRODUCT(</text:span><text:span text:style-name="T7">F12:F15</text:span><text:span text:style-name="T1">;</text:span><text:span text:style-name="T6">G12:G15</text:span><text:span text:style-name="T1">)/SUM(</text:span><text:span text:style-name="T8">F12:F15</text:span><text:span text:style-name="T1">)</text:span></text:p>
              <text:p text:style-name="P3"><text:span text:style-name="T2"/></text:p>
              <text:p text:style-name="P3"><text:span text:style-name="T1">Q: </text:span><text:span text:style-name="T2">How do I calculate the </text:span><text:span text:style-name="T1">Duration</text:span><text:span text:style-name="T2"> for a </text:span><text:span text:style-name="T1">Level 1</text:span><text:span text:style-name="T2"> task based upon the largest end date of a sub task?</text:span></text:p>
              <text:p text:style-name="P3"><text:span text:style-name="T2">Example: If the Level 1 task is on row 11 and the sub tasks are on rows 12-15, use the following formula</text:span></text:p>
              <text:p text:style-name="P3"><text:span text:style-name="T1">=MAX(</text:span><text:span text:style-name="T7">E12:E15</text:span><text:span text:style-name="T1">)-</text:span><text:span text:style-name="T6">D11</text:span></text:p>
              <text:p text:style-name="P3"><text:span text:style-name="T2"/></text:p>
              <text:p text:style-name="P3"><text:span text:style-name="T1">Q: </text:span><text:span text:style-name="T2">How can I include </text:span><text:span text:style-name="T1">holidays</text:span><text:span text:style-name="T2"> in the calculation of the Working Days?</text:span></text:p>
              <text:p text:style-name="P3"><text:span text:style-name="T9">You can add a list of holidays to exclude in the NETWORKDAYS function. See the help on that function.</text:span></text:p>
              <text:p text:style-name="P3"><text:span text:style-name="T2"/></text:p>
              <text:p text:style-name="P3"><text:span text:style-name="T1">Q: </text:span><text:span text:style-name="T2">How do I change the </text:span><text:span text:style-name="T1">print settings</text:span><text:span text:style-name="T2">?</text:span></text:p>
              <text:p text:style-name="P3"><text:span text:style-name="T9">Select the entire range of cells that you want to print and then define a Print Range in the Format menu. Then go to Format &gt; Page and select the Sheet tab. Adjust the Scaling mode as desired.</text:span></text:p>
              <draw:enhanced-geometry svg:viewBox="0 0 21600 21600" draw:type="rectangle" draw:enhanced-path="M 0 0 L 21600 0 21600 21600 0 21600 0 0 Z N"/>
            </draw:custom-shape>
          </table:table-cell>
          <table:table-cell table:number-columns-repeated="255"/>
        </table:table-row>
        <table:table-row table:style-name="ro2" table:number-rows-repeated="65489">
          <table:table-cell table:number-columns-repeated="256"/>
        </table:table-row>
        <table:table-row table:style-name="ro2">
          <table:table-cell table:number-columns-repeated="256"/>
        </table:table-row>
      </table:table>
      <table:named-expressions>
        <table:named-range table:name="Excel_BuiltIn_Print_Area_1" table:base-cell-address="$GanttChart.$A$1" table:cell-range-address="$GanttChart.$A$3:.$IO$36"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xx" style:country-asian="none" style:font-size-complex="24pt"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144P0" style:volatile="true">
      <number:month/>
      <number:text>/</number:text>
      <number:day/>
    </number:date-style>
    <number:text-style style:name="N144">
      <number:text-content/>
      <style:map style:condition="value()&gt;=0" style:apply-style-name="N144P0"/>
    </number:text-style>
    <number:date-style style:name="N145">
      <number:month/>
      <number:text>/</number:text>
      <number:day number:style="long"/>
      <number:text>/</number:text>
      <number:year/>
    </number:date-style>
    <number:date-style style:name="N146">
      <number:month number:textual="true"/>
      <number:text>, </number:text>
      <number:year number:style="long"/>
    </number:date-style>
    <number:date-style style:name="N147">
      <number:month number:style="long" number:textual="true"/>
      <number:text>, </number:text>
      <number:year number:style="long"/>
    </number:date-style>
    <number:date-style style:name="N148">
      <number:month number:textual="true"/>
    </number:date-style>
    <number:date-style style:name="N149">
      <number:month number:textual="true"/>
      <number:text>, </number:text>
      <number:year/>
    </number:date-style>
    <number:number-style style:name="N150">
      <number:number number:decimal-places="7" number:min-integer-digits="1"/>
    </number:number-style>
    <number:number-style style:name="N151">
      <number:number number:decimal-places="6" number:min-integer-digits="1"/>
    </number:number-style>
    <number:number-style style:name="N152">
      <number:number number:decimal-places="5" number:min-integer-digits="1"/>
    </number:number-style>
    <number:number-style style:name="N153">
      <number:number number:decimal-places="4" number:min-integer-digits="1"/>
    </number:number-style>
    <number:number-style style:name="N154">
      <number:number number:decimal-places="3" number:min-integer-digits="1"/>
    </number:number-style>
    <number:date-style style:name="N155">
      <number:year number:style="long"/>
    </number:date-style>
    <number:time-style style:name="N156">
      <number:hours/>
      <number:text>:</number:text>
      <number:minutes number:style="long"/>
      <number:text>:</number:text>
      <number:seconds number:style="long"/>
      <number:text> </number:text>
      <number:am-pm/>
    </number:time-style>
    <number:number-style style:name="N157">
      <number:number number:decimal-places="1" number:min-integer-digits="1"/>
    </number:number-style>
    <number:date-style style:name="N158">
      <number:month number:textual="true"/>
      <number:text>-</number:text>
      <number:year number:style="long"/>
    </number:date-style>
    <number:date-style style:name="N159">
      <number:month/>
      <number:text> / </number:text>
      <number:day/>
      <number:text> / </number:text>
      <number:year/>
    </number:date-style>
    <number:date-style style:name="N160">
      <number:text>(</number:text>
      <number:day-of-week/>
      <number:text>)</number:text>
    </number:date-style>
    <number:date-style style:name="N161">
      <number:day number:style="long"/>
      <number:text> - </number:text>
      <number:month number:textual="true"/>
      <number:text> - </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able-cell-properties fo:background-color="#ff0000"/>
      <style:text-properties style:use-window-font-color="true"/>
    </style:style>
    <style:style style:name="Excel_5f_CondFormat_5f_1_5f_1_5f_2" style:display-name="Excel_CondFormat_1_1_2" style:family="table-cell" style:parent-style-name="Default">
      <style:table-cell-properties fo:background-color="#99ccff"/>
    </style:style>
    <style:style style:name="Excel_5f_CondFormat_5f_1_5f_1_5f_3" style:display-name="Excel_CondFormat_1_1_3" style:family="table-cell" style:parent-style-name="Default">
      <style:table-cell-properties fo:background-color="#808080"/>
    </style:style>
    <style:style style:name="Excel_5f_CondFormat_5f_1_5f_2_5f_1" style:display-name="Excel_CondFormat_1_2_1" style:family="table-cell" style:parent-style-name="Default">
      <style:table-cell-properties fo:background-color="#ff0000"/>
      <style:text-properties style:use-window-font-color="true"/>
    </style:style>
    <style:style style:name="Excel_5f_CondFormat_5f_1_5f_2_5f_2" style:display-name="Excel_CondFormat_1_2_2" style:family="table-cell" style:parent-style-name="Default">
      <style:table-cell-properties fo:background-color="#6699ff"/>
    </style:style>
    <style:style style:name="Excel_5f_CondFormat_5f_1_5f_2_5f_3" style:display-name="Excel_CondFormat_1_2_3" style:family="table-cell" style:parent-style-name="Default">
      <style:table-cell-properties fo:background-color="#5f5f5f"/>
    </style:style>
    <style:style style:name="Excel_5f_BuiltIn_5f_Percent" style:display-name="Excel_BuiltIn_Percent" style:family="table-cell" style:parent-style-name="Default" style:data-style-name="N10"/>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5in" fo:margin-bottom="0.9839in" fo:margin-left="0.5in" fo:margin-right="0.5in" style:first-page-number="continue" style:scale-to-X="1" style:scale-to-Y="1" style:writing-mode="lr-tb"/>
      <style:header-style>
        <style:header-footer-properties fo:min-height="0.2957in" fo:margin-left="0.248in" fo:margin-right="0.248in" fo:margin-bottom="0in"/>
      </style:header-style>
      <style:footer-style>
        <style:header-footer-properties fo:min-height="0.2957in" fo:margin-left="0.248in" fo:margin-right="0.2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4-07">04/07/2010</text:date>, <text:time>00:00:50</text:time></text:p>
        </style:region-right>
      </style:header>
      <style:header-left style:display="false"/>
      <style:footer>
        <text:p>Page <text:page-number>1</text:page-number> / <text:page-count>99</text:page-count></text:p>
      </style:footer>
      <style:footer-left style:display="false"/>
    </style:master-page>
    <style:master-page style:name="PageStyle_5f_GanttChart" style:display-name="PageStyle_GanttCha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Win32 OpenOffice.org_project/310m19$Build-9420</meta:generator>
    <dc:title>Gantt Chart Template</dc:title>
    <dc:description>This &lt;a href="http://www.vertex42.com/ExcelTemplates/excel-gantt-chart.html"&gt;Gantt Chart&lt;/a&gt; can be used to create timelines or schedules for managing projects. The chart uses conditional formatting to display the current day and the completion status of each task... &lt;a href="http://www.vertex42.com/ExcelTemplates/excel-gantt-chart.html"&gt;more info&lt;/a&gt;</dc:description>
    <dc:subject>Gantt Chart created by &lt;a href="http://www.vertex42.com/"&gt;Vertex42.com&lt;/a&gt;</dc:subject>
    <meta:creation-date>2010-01-25T14:01:50.59</meta:creation-date>
    <meta:keyword>business</meta:keyword>
    <meta:keyword>project management</meta:keyword>
    <meta:keyword>project</meta:keyword>
    <meta:keyword>schedule</meta:keyword>
    <meta:keyword>timeline</meta:keyword>
    <meta:keyword>spreadsheet</meta:keyword>
    <meta:keyword>template</meta:keyword>
    <meta:editing-cycles>15</meta:editing-cycles>
    <meta:editing-duration>PT00H54M21S</meta:editing-duration>
    <dc:date>2010-04-07T00:00:50.17</dc:date>
    <dc:creator>Ryan Fleming</dc:creator>
    <meta:document-statistic meta:table-count="1" meta:cell-count="559" meta:object-count="3"/>
    <meta:user-defined meta:name="Copyright">(c) 2008 Vertex42 LLC</meta:user-defined>
    <meta:user-defined meta:name="Info 4"/>
    <meta:user-defined meta:name="License">&lt;a href="http://www.vertex42.com/licensing/EULA_personaluse.html"&gt;Personal Use&lt;/a&gt;</meta:user-defined>
    <meta:user-defined meta:name="Version">1.6.1</meta:user-defined>
  </office:meta>
</office:document-meta>
</file>